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19000000197459259F5E3387B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.013cm" fo:margin-left="0cm" style:page-number="auto" table:align="left" fo:background-color="#00ffff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9.834cm"/>
    </style:style>
    <style:style style:name="Tabela1.C" style:family="table-column">
      <style:table-column-properties style:column-width="3.078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middle" fo:background-color="#ffffff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2" style:family="table-row">
      <style:table-row-properties style:min-row-height="0.794cm" fo:keep-together="auto"/>
    </style:style>
    <style:style style:name="Tabela1.A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3" style:family="table-row">
      <style:table-row-properties style:min-row-height="0.82cm" fo:keep-together="auto"/>
    </style:style>
    <style:style style:name="Tabela1.C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5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7" style:family="table-row">
      <style:table-row-properties style:min-row-height="0.661cm" fo:keep-together="auto"/>
    </style:style>
    <style:style style:name="Tabela1.8" style:family="table-row">
      <style:table-row-properties style:min-row-height="0.873cm" fo:keep-together="auto"/>
    </style:style>
    <style:style style:name="Tabela1.10" style:family="table-row">
      <style:table-row-properties style:min-row-height="0.741cm" fo:keep-together="auto"/>
    </style:style>
    <style:style style:name="Tabela1.11" style:family="table-row">
      <style:table-row-properties style:min-row-height="0.714cm" fo:keep-together="auto"/>
    </style:style>
    <style:style style:name="Tabela1.C1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9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50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5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5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5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64" style:family="table-row">
      <style:table-row-properties style:min-row-height="0.847cm" fo:keep-together="auto"/>
    </style:style>
    <style:style style:name="Tabela1.B6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69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71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8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8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9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114" style:family="table-row">
      <style:table-row-properties style:min-row-height="0.9cm" fo:keep-together="auto"/>
    </style:style>
    <style:style style:name="Tabela1.B13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138" style:family="table-row">
      <style:table-row-properties style:min-row-height="0.688cm" fo:keep-together="auto"/>
    </style:style>
    <style:style style:name="Tabela1.B139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144" style:family="table-row">
      <style:table-row-properties style:min-row-height="0.767cm" fo:keep-together="auto"/>
    </style:style>
    <style:style style:name="Tabela1.C14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4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155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15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157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5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15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60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61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6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C168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79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B181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a1.A193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93" style:family="table-cell" style:data-style-name="N20000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pl" fo:country="PL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MIASTO</text:p>
          </table:table-cell>
          <table:table-cell table:style-name="Tabela1.A1" office:value-type="string">
            <text:p text:style-name="P1">STRONA WWW</text:p>
          </table:table-cell>
          <table:table-cell table:style-name="Tabela1.A1" office:value-type="string">
            <text:p text:style-name="P2">GRAJ</text:p>
          </table:table-cell>
        </table:table-row>
        <table:table-row table:style-name="Tabela1.2">
          <table:table-cell table:style-name="Tabela1.A2" office:value-type="string">
            <text:p text:style-name="P1">Kraków</text:p>
          </table:table-cell>
          <table:table-cell table:style-name="Tabela1.B2" office:value-type="float" office:value="0">
            <text:p text:style-name="P1"><text:a xlink:type="simple" xlink:href="http://www.rmf.fm/" text:style-name="Internet_20_link" text:visited-style-name="Visited_20_Internet_20_Link">RMF FM</text:a></text:p>
          </table:table-cell>
          <table:table-cell table:style-name="Tabela1.B2">
            <text:p text:style-name="P2"><draw:a xlink:type="simple" xlink:href="http://www.rmfon.pl/n/rmffm.pls"><draw:frame draw:style-name="fr1" draw:name="Obraz2" text:anchor-type="as-char" svg:width="0.661cm" svg:height="0.661cm" draw:z-index="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zet.pl/" text:style-name="Internet_20_link" text:visited-style-name="Visited_20_Internet_20_Link">Zet</text:a></text:p>
          </table:table-cell>
          <table:table-cell table:style-name="Tabela1.C3" office:value-type="string">
            <text:p text:style-name="P2"><draw:a xlink:type="simple" xlink:href="http://www.radiostacje.com/shortcuts/zet.m3u"><draw:frame draw:style-name="fr1" draw:name="Obraz5" text:anchor-type="as-char" svg:width="0.661cm" svg:height="0.661cm" draw:z-index="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polskieradio.pl/jedynka/" text:style-name="Internet_20_link" text:visited-style-name="Visited_20_Internet_20_Link">Polskie Radio Program 1</text:a></text:p>
          </table:table-cell>
          <table:table-cell table:style-name="Tabela1.C4" office:value-type="string">
            <text:p text:style-name="P2"><draw:a xlink:type="simple" xlink:href="http://stream3.polskieradio.pl:8900/listen.pls"><draw:frame draw:style-name="fr1" draw:name="Obraz8" text:anchor-type="as-char" svg:width="0.661cm" svg:height="0.661cm" draw:z-index="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3">Warszawa</text:p>
          </table:table-cell>
          <table:table-cell table:style-name="Tabela1.B2" office:value-type="float" office:value="0">
            <text:p text:style-name="P1"><text:a xlink:type="simple" xlink:href="http://www.polskieradio.pl/trojka/" text:style-name="Internet_20_link" text:visited-style-name="Visited_20_Internet_20_Link"><text:span text:style-name="T2">Polskie Radio Trójka</text:span></text:a></text:p>
          </table:table-cell>
          <table:table-cell table:style-name="Tabela1.C5" office:value-type="string">
            <text:p text:style-name="P4"><draw:a xlink:type="simple" xlink:href="http://stream3.polskieradio.pl:8904/listen.pls"><draw:frame draw:style-name="fr1" draw:name="Obraz11" text:anchor-type="as-char" svg:width="0.661cm" svg:height="0.661cm" draw:z-index="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3">Toruń</text:p>
          </table:table-cell>
          <table:table-cell table:style-name="Tabela1.B2" office:value-type="float" office:value="0">
            <text:p text:style-name="P1"><text:a xlink:type="simple" xlink:href="http://www.radiomaryja.pl/" text:style-name="Internet_20_link" text:visited-style-name="Visited_20_Internet_20_Link"><text:span text:style-name="T2">Maryja</text:span></text:a></text:p>
          </table:table-cell>
          <table:table-cell table:style-name="Tabela1.C6" office:value-type="string">
            <text:p text:style-name="P4"><draw:a xlink:type="simple" xlink:href="http://www.radiostacje.com/shortcuts/radiomaryja.m3u"><draw:frame draw:style-name="fr1" draw:name="Obraz16" text:anchor-type="as-char" svg:width="0.661cm" svg:height="0.661cm" draw:z-index="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7">
          <table:table-cell table:style-name="Tabela1.A2" office:value-type="string">
            <text:p text:style-name="P3">Andrychów</text:p>
          </table:table-cell>
          <table:table-cell table:style-name="Tabela1.B2" office:value-type="float" office:value="0">
            <text:p text:style-name="P1"><text:a xlink:type="simple" xlink:href="https://radioandrychow.pl/" text:style-name="Internet_20_link" text:visited-style-name="Visited_20_Internet_20_Link"><text:span text:style-name="T2">Twoje Radio AM</text:span></text:a></text:p>
          </table:table-cell>
          <table:table-cell table:style-name="Tabela1.B2">
            <text:p text:style-name="P4"><draw:a xlink:type="simple" xlink:href="http://s1.slotex.pl:7424/listen.pls"><draw:frame draw:style-name="fr1" draw:name="Obraz19" text:anchor-type="as-char" svg:width="0.661cm" svg:height="0.661cm" draw:z-index="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8">
          <table:table-cell table:style-name="Tabela1.A2" office:value-type="string">
            <text:p text:style-name="P3">Białystok</text:p>
          </table:table-cell>
          <table:table-cell table:style-name="Tabela1.B2" office:value-type="float" office:value="0">
            <text:p text:style-name="P1"><text:a xlink:type="simple" xlink:href="http://www.akadera.bialystok.pl/" text:style-name="Internet_20_link" text:visited-style-name="Visited_20_Internet_20_Link"><text:span text:style-name="T2">Akadera</text:span></text:a></text:p>
          </table:table-cell>
          <table:table-cell table:style-name="Tabela1.B2">
            <text:p text:style-name="P4"><draw:a xlink:type="simple" xlink:href="http://stream4.nadaje.com:11846/listen.pls"><draw:frame draw:style-name="fr1" draw:name="Obraz23" text:anchor-type="as-char" svg:width="0.661cm" svg:height="0.661cm" draw:z-index="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3">Białystok</text:p>
          </table:table-cell>
          <table:table-cell table:style-name="Tabela1.B2" office:value-type="float" office:value="0">
            <text:p text:style-name="P1"><text:a xlink:type="simple" xlink:href="http://www.radio.bialystok.pl/" text:style-name="Internet_20_link" text:visited-style-name="Visited_20_Internet_20_Link"><text:span text:style-name="T2">Polskie Radio Białystok</text:span></text:a></text:p>
          </table:table-cell>
          <table:table-cell table:style-name="Tabela1.B2">
            <text:p text:style-name="P4"><draw:a xlink:type="simple" xlink:href="http://stream4.nadaje.com:15476/radiobialystok.m3u"><draw:frame draw:style-name="fr1" draw:name="Obraz25" text:anchor-type="as-char" svg:width="0.661cm" svg:height="0.661cm" draw:z-index="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3">Białystok</text:p>
          </table:table-cell>
          <table:table-cell table:style-name="Tabela1.B2" office:value-type="float" office:value="0">
            <text:p text:style-name="P1"><text:a xlink:type="simple" xlink:href="http://www.jard.pl/" text:style-name="Internet_20_link" text:visited-style-name="Visited_20_Internet_20_Link"><text:span text:style-name="T2">Jard</text:span></text:a></text:p>
          </table:table-cell>
          <table:table-cell table:style-name="Tabela1.B2">
            <text:p text:style-name="P4"><draw:a xlink:type="simple" xlink:href="http://stream4.nadaje.com:8744/jard1.m3u"><draw:frame draw:style-name="fr1" draw:name="Obraz27" text:anchor-type="as-char" svg:width="0.661cm" svg:height="0.661cm" draw:z-index="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3">Białystok</text:p>
          </table:table-cell>
          <table:table-cell table:style-name="Tabela1.B2" office:value-type="float" office:value="0">
            <text:p text:style-name="P1"><text:a xlink:type="simple" xlink:href="http://radioi.pl/" text:style-name="Internet_20_link" text:visited-style-name="Visited_20_Internet_20_Link"><text:span text:style-name="T2">Radio i</text:span></text:a></text:p>
          </table:table-cell>
          <table:table-cell table:style-name="Tabela1.B2">
            <text:p text:style-name="P4"><draw:a xlink:type="simple" xlink:href="http://izydor.tv:8888/listen.pls"><draw:frame draw:style-name="fr1" draw:name="Obraz29" text:anchor-type="as-char" svg:width="0.661cm" svg:height="0.661cm" draw:z-index="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3">Bielsko-Biała</text:p>
          </table:table-cell>
          <table:table-cell table:style-name="Tabela1.B2" office:value-type="float" office:value="0">
            <text:p text:style-name="P1"><text:a xlink:type="simple" xlink:href="http://www.aniolbeskidow.pl/" text:style-name="Internet_20_link" text:visited-style-name="Visited_20_Internet_20_Link"><text:span text:style-name="T2">Anioł Beskidów</text:span></text:a></text:p>
          </table:table-cell>
          <table:table-cell table:style-name="Tabela1.B2">
            <text:p text:style-name="P4"><draw:a xlink:type="simple" xlink:href="http://www.radiostacje.com/shortcuts/aniolbb.m3u"><draw:frame draw:style-name="fr1" draw:name="Obraz31" text:anchor-type="as-char" svg:width="0.661cm" svg:height="0.661cm" draw:z-index="1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3">Bogatynia</text:p>
          </table:table-cell>
          <table:table-cell table:style-name="Tabela1.B2" office:value-type="float" office:value="0">
            <text:p text:style-name="P1"><text:a xlink:type="simple" xlink:href="http://www.artradio.pl/" text:style-name="Internet_20_link" text:visited-style-name="Visited_20_Internet_20_Link"><text:span text:style-name="T2">Art Radio</text:span></text:a></text:p>
          </table:table-cell>
          <table:table-cell table:style-name="Tabela1.B2">
            <text:p text:style-name="P4"><draw:a xlink:type="simple" xlink:href="http://91.232.4.33:7096/listen.pls"><draw:frame draw:style-name="fr1" draw:name="Obraz38" text:anchor-type="as-char" svg:width="0.661cm" svg:height="0.661cm" draw:z-index="1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Bydgoszcz</text:p>
          </table:table-cell>
          <table:table-cell table:style-name="Tabela1.B2" office:value-type="float" office:value="0">
            <text:p text:style-name="P1"><text:a xlink:type="simple" xlink:href="http://www.radiopik.bydgoszcz.pl/" text:style-name="Internet_20_link" text:visited-style-name="Visited_20_Internet_20_Link">PiK</text:a></text:p>
          </table:table-cell>
          <table:table-cell table:style-name="Tabela1.C14" office:value-type="string">
            <text:p text:style-name="P2"><draw:a xlink:type="simple" xlink:href="http://stream1.radiopik.pl:9004/;.m3u"><draw:frame draw:style-name="fr1" draw:name="Obraz41" text:anchor-type="as-char" svg:width="0.661cm" svg:height="0.661cm" draw:z-index="1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Bydgoszcz</text:p>
          </table:table-cell>
          <table:table-cell table:style-name="Tabela1.B2" office:value-type="float" office:value="0">
            <text:p text:style-name="P1"><text:a xlink:type="simple" xlink:href="http://bydgoszcz.radioplus.pl/" text:style-name="Internet_20_link" text:visited-style-name="Visited_20_Internet_20_Link">Plus Bydgoszcz</text:a></text:p>
          </table:table-cell>
          <table:table-cell table:style-name="Tabela1.B2">
            <text:p text:style-name="P2"><draw:a xlink:type="simple" xlink:href="http://plu-bdg.cdn.eurozet.pl:8302/listen.pls"><draw:frame draw:style-name="fr1" draw:name="Obraz44" text:anchor-type="as-char" svg:width="0.661cm" svg:height="0.661cm" draw:z-index="1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Bydgoszcz</text:p>
          </table:table-cell>
          <table:table-cell table:style-name="Tabela1.B2" office:value-type="float" office:value="0">
            <text:p text:style-name="P1"><text:a xlink:type="simple" xlink:href="http://www.radiopogoda.pl/" text:style-name="Internet_20_link" text:visited-style-name="Visited_20_Internet_20_Link">Radio Pogoda 103,5 FM</text:a></text:p>
          </table:table-cell>
          <table:table-cell table:style-name="Tabela1.B2">
            <text:p text:style-name="P2"><draw:a xlink:type="simple" xlink:href="http://stream10.radioagora.pl/tuba143-1.mp3.m3u"><draw:frame draw:style-name="fr1" draw:name="Obraz46" text:anchor-type="as-char" svg:width="0.661cm" svg:height="0.661cm" draw:z-index="1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Chełm</text:p>
          </table:table-cell>
          <table:table-cell table:style-name="Tabela1.B2" office:value-type="float" office:value="0">
            <text:p text:style-name="P1"><text:a xlink:type="simple" xlink:href="https://www.radiobonton.pl/" text:style-name="Internet_20_link" text:visited-style-name="Visited_20_Internet_20_Link">Bon Ton</text:a></text:p>
          </table:table-cell>
          <table:table-cell table:style-name="Tabela1.B2">
            <text:p text:style-name="P2"><draw:a xlink:type="simple" xlink:href="http://www.radiostacje.com/shortcuts/bontonchelm.m3u"><draw:frame draw:style-name="fr1" draw:name="Obraz48" text:anchor-type="as-char" svg:width="0.661cm" svg:height="0.661cm" draw:z-index="1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Chicago</text:p>
          </table:table-cell>
          <table:table-cell table:style-name="Tabela1.B18" office:value-type="string">
            <text:p text:style-name="P1"><text:a xlink:type="simple" xlink:href="http://www.polskieradio.com/" text:style-name="Internet_20_link" text:visited-style-name="Visited_20_Internet_20_Link">1030 AM, 1300 AM, 104,7 FM</text:a> Polskie Radio</text:p>
          </table:table-cell>
          <table:table-cell table:style-name="Tabela1.B2">
            <text:p text:style-name="P2"><text:span text:style-name="Strong_20_Emphasis"><draw:a xlink:type="simple" xlink:href="http://www.radiostacje.com/shortcuts/chicago1030.m3u"><draw:frame draw:style-name="fr1" draw:name="Obraz50" text:anchor-type="as-char" svg:width="0.661cm" svg:height="0.661cm" draw:z-index="16"><draw:image xlink:href="Pictures/1000000000000019000000197459259F5E3387B7.jpg" xlink:type="simple" xlink:show="embed" xlink:actuate="onLoad" draw:mime-type="image/jpeg"/></draw:frame></draw:a></text:span></text:p>
          </table:table-cell>
        </table:table-row>
        <table:table-row table:style-name="Tabela1.2">
          <table:table-cell table:style-name="Tabela1.A2" office:value-type="string">
            <text:p text:style-name="P1">Chicago</text:p>
          </table:table-cell>
          <table:table-cell table:style-name="Tabela1.B19" office:value-type="string">
            <text:p text:style-name="P1"><text:a xlink:type="simple" xlink:href="http://www.wietrzneradio.com/" text:style-name="Internet_20_link" text:visited-style-name="Visited_20_Internet_20_Link">92,7 FM</text:a> <text:a xlink:type="simple" xlink:href="https://polski.fm/" text:style-name="Internet_20_link" text:visited-style-name="Visited_20_Internet_20_Link">Polski FM</text:a></text:p>
          </table:table-cell>
          <table:table-cell table:style-name="Tabela1.B2">
            <text:p text:style-name="P2"><text:span text:style-name="Strong_20_Emphasis"><draw:a xlink:type="simple" xlink:href="http://www.radiostacje.com/shortcuts/polskifmchicago.m3u"><draw:frame draw:style-name="fr1" draw:name="Obraz52" text:anchor-type="as-char" svg:width="0.661cm" svg:height="0.661cm" draw:z-index="17"><draw:image xlink:href="Pictures/1000000000000019000000197459259F5E3387B7.jpg" xlink:type="simple" xlink:show="embed" xlink:actuate="onLoad" draw:mime-type="image/jpeg"/></draw:frame></draw:a></text:span></text:p>
          </table:table-cell>
        </table:table-row>
        <table:table-row table:style-name="Tabela1.2">
          <table:table-cell table:style-name="Tabela1.A2" office:value-type="string">
            <text:p text:style-name="P1">Chicago</text:p>
          </table:table-cell>
          <table:table-cell table:style-name="Tabela1.B2" office:value-type="float" office:value="0">
            <text:p text:style-name="P1"><text:a xlink:type="simple" xlink:href="http://www.birach.com/wnwipgm.html" text:style-name="Internet_20_link" text:visited-style-name="Visited_20_Internet_20_Link">1080 AM</text:a></text:p>
          </table:table-cell>
          <table:table-cell table:style-name="Tabela1.B2">
            <text:p text:style-name="P2"><draw:a xlink:type="simple" xlink:href="http://wnwi.birach.com:9002/listen.pls"><draw:frame draw:style-name="fr1" draw:name="Obraz54" text:anchor-type="as-char" svg:width="0.661cm" svg:height="0.661cm" draw:z-index="1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Chicago</text:p>
          </table:table-cell>
          <table:table-cell table:style-name="Tabela1.B2" office:value-type="float" office:value="0">
            <text:p text:style-name="P1"><text:a xlink:type="simple" xlink:href="http://radiowpna.com/" text:style-name="Internet_20_link" text:visited-style-name="Visited_20_Internet_20_Link">1490 AM</text:a></text:p>
          </table:table-cell>
          <table:table-cell table:style-name="Tabela1.B2">
            <text:p text:style-name="P2"><draw:a xlink:type="simple" xlink:href="http://107.182.231.73:7108/listen.pls"><draw:frame draw:style-name="fr1" draw:name="Obraz56" text:anchor-type="as-char" svg:width="0.661cm" svg:height="0.661cm" draw:z-index="1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Chojnice</text:p>
          </table:table-cell>
          <table:table-cell table:style-name="Tabela1.B2" office:value-type="float" office:value="0">
            <text:p text:style-name="P1"><text:a xlink:type="simple" xlink:href="http://www.weekendfm.pl/" text:style-name="Internet_20_link" text:visited-style-name="Visited_20_Internet_20_Link">Weekend</text:a></text:p>
          </table:table-cell>
          <table:table-cell table:style-name="Tabela1.B2">
            <text:p text:style-name="P2"><draw:a xlink:type="simple" xlink:href="http://stream.weekendfm.pl:8000/weekendfm_najlepsza.mp3.m3u"><draw:frame draw:style-name="fr1" draw:name="Obraz58" text:anchor-type="as-char" svg:width="0.661cm" svg:height="0.661cm" draw:z-index="2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Ciechanów</text:p>
          </table:table-cell>
          <table:table-cell table:style-name="Tabela1.B2" office:value-type="float" office:value="0">
            <text:p text:style-name="P1"><text:a xlink:type="simple" xlink:href="http://krdp.fm/" text:style-name="Internet_20_link" text:visited-style-name="Visited_20_Internet_20_Link">Katolickie Radio Diecezji P</text:a><text:a xlink:type="simple" xlink:href="http://krdp.fm/" text:style-name="Internet_20_link" text:visited-style-name="Visited_20_Internet_20_Link"><text:span text:style-name="T1">łockiej</text:span></text:a></text:p>
          </table:table-cell>
          <table:table-cell table:style-name="Tabela1.B2">
            <text:p text:style-name="P2"><draw:a xlink:type="simple" xlink:href="http://s1.slotex.pl:7762/listen.pls"><draw:frame draw:style-name="fr1" draw:name="Obraz60" text:anchor-type="as-char" svg:width="0.661cm" svg:height="0.661cm" draw:z-index="2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Ciechanów</text:p>
          </table:table-cell>
          <table:table-cell table:style-name="Tabela1.B2" office:value-type="float" office:value="0">
            <text:p text:style-name="P1"><text:a xlink:type="simple" xlink:href="https://www.facebook.com/rekordmazowsze/" text:style-name="Internet_20_link" text:visited-style-name="Visited_20_Internet_20_Link">Radio Rekord Mazowsze 88,7 FM</text:a></text:p>
          </table:table-cell>
          <table:table-cell table:style-name="Tabela1.B2">
            <text:p text:style-name="P2"><draw:a xlink:type="simple" xlink:href="http://stream6.nadaje.com:8086/ciechanow.m3u"><draw:frame draw:style-name="fr1" draw:name="Obraz62" text:anchor-type="as-char" svg:width="0.661cm" svg:height="0.661cm" draw:z-index="2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Częstochowa</text:p>
          </table:table-cell>
          <table:table-cell table:style-name="Tabela1.B2" office:value-type="float" office:value="0">
            <text:p text:style-name="P1"><text:a xlink:type="simple" xlink:href="http://www.radiojasnagora.pl/" text:style-name="Internet_20_link" text:visited-style-name="Visited_20_Internet_20_Link">Jasna Góra</text:a></text:p>
          </table:table-cell>
          <table:table-cell table:style-name="Tabela1.B2">
            <text:p text:style-name="P2"><draw:a xlink:type="simple" xlink:href="http://online.radiojasnagora.pl:8000/listen.pls"><draw:frame draw:style-name="fr1" draw:name="Obraz64" text:anchor-type="as-char" svg:width="0.661cm" svg:height="0.661cm" draw:z-index="2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Częstochowa</text:p>
          </table:table-cell>
          <table:table-cell table:style-name="Tabela1.B2" office:value-type="float" office:value="0">
            <text:p text:style-name="P1"><text:a xlink:type="simple" xlink:href="http://www.radiojura.com.pl/" text:style-name="Internet_20_link" text:visited-style-name="Visited_20_Internet_20_Link">Radio Jura</text:a></text:p>
          </table:table-cell>
          <table:table-cell table:style-name="Tabela1.B2">
            <text:p text:style-name="P2"><draw:a xlink:type="simple" xlink:href="http://www.radiojura.pl/pliki/streams/jura.m3u"><draw:frame draw:style-name="fr1" draw:name="Obraz66" text:anchor-type="as-char" svg:width="0.661cm" svg:height="0.661cm" draw:z-index="2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Częstochowa</text:p>
          </table:table-cell>
          <table:table-cell table:style-name="Tabela1.B2" office:value-type="float" office:value="0">
            <text:p text:style-name="P1"><text:a xlink:type="simple" xlink:href="http://fiat.fm/" text:style-name="Internet_20_link" text:visited-style-name="Visited_20_Internet_20_Link">FIAT</text:a></text:p>
          </table:table-cell>
          <table:table-cell table:style-name="Tabela1.B2">
            <text:p text:style-name="P2"><draw:a xlink:type="simple" xlink:href="http://stream2.nadaje.com:8056/listen.pls"><draw:frame draw:style-name="fr1" draw:name="Obraz68" text:anchor-type="as-char" svg:width="0.661cm" svg:height="0.661cm" draw:z-index="2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Częstochowa</text:p>
          </table:table-cell>
          <table:table-cell table:style-name="Tabela1.B2" office:value-type="float" office:value="0">
            <text:p text:style-name="P1"><text:a xlink:type="simple" xlink:href="http://www.twojapolskastacja.pl/" text:style-name="Internet_20_link" text:visited-style-name="Visited_20_Internet_20_Link">Twoja Polska Stacja</text:a></text:p>
          </table:table-cell>
          <table:table-cell table:style-name="Tabela1.B2">
            <text:p text:style-name="P2"><draw:a xlink:type="simple" xlink:href="http://sluchaj.twojapolskastacja.pl:8055/twojapolskastacja.m3u"><draw:frame draw:style-name="fr1" draw:name="Obraz70" text:anchor-type="as-char" svg:width="0.661cm" svg:height="0.661cm" draw:z-index="2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Ełk</text:p>
          </table:table-cell>
          <table:table-cell table:style-name="Tabela1.B2" office:value-type="float" office:value="0">
            <text:p text:style-name="P1"><text:a xlink:type="simple" xlink:href="http://www.radio5.com.pl/" text:style-name="Internet_20_link" text:visited-style-name="Visited_20_Internet_20_Link">5 Ełk </text:a></text:p>
          </table:table-cell>
          <table:table-cell table:style-name="Tabela1.B2">
            <text:p text:style-name="P2"><draw:a xlink:type="simple" xlink:href="http://www.radiostacje.com/shortcuts/5elk.m3u"><draw:frame draw:style-name="fr1" draw:name="Obraz73" text:anchor-type="as-char" svg:width="0.661cm" svg:height="0.661cm" draw:z-index="2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Ełk</text:p>
          </table:table-cell>
          <table:table-cell table:style-name="Tabela1.B2" office:value-type="float" office:value="0">
            <text:p text:style-name="P1"><text:a xlink:type="simple" xlink:href="http://www.bayerfm.eu/" text:style-name="Internet_20_link" text:visited-style-name="Visited_20_Internet_20_Link">Bayer FM</text:a></text:p>
          </table:table-cell>
          <table:table-cell table:style-name="Tabela1.B2">
            <text:p text:style-name="P2"><draw:a xlink:type="simple" xlink:href="http://www.radiostacje.com/shortcuts/bayerfm.m3u"><draw:frame draw:style-name="fr1" draw:name="Obraz75" text:anchor-type="as-char" svg:width="0.661cm" svg:height="0.661cm" draw:z-index="2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Gdańsk</text:p>
          </table:table-cell>
          <table:table-cell table:style-name="Tabela1.B2" office:value-type="float" office:value="0">
            <text:p text:style-name="P1"><text:a xlink:type="simple" xlink:href="http://www.radio.gdansk.pl/" text:style-name="Internet_20_link" text:visited-style-name="Visited_20_Internet_20_Link">Polskie Radio Gdańsk</text:a></text:p>
          </table:table-cell>
          <table:table-cell table:style-name="Tabela1.B2">
            <text:p text:style-name="P2"><draw:a xlink:type="simple" xlink:href="http://stream.task.gda.pl:8000/rg1.m3u"><draw:frame draw:style-name="fr1" draw:name="Obraz77" text:anchor-type="as-char" svg:width="0.661cm" svg:height="0.661cm" draw:z-index="2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dańsk</text:p>
          </table:table-cell>
          <table:table-cell table:style-name="Tabela1.B2" office:value-type="float" office:value="0">
            <text:p text:style-name="P1"><text:a xlink:type="simple" xlink:href="http://gdansk.radioplus.pl/" text:style-name="Internet_20_link" text:visited-style-name="Visited_20_Internet_20_Link">Plus Gdańsk</text:a></text:p>
          </table:table-cell>
          <table:table-cell table:style-name="Tabela1.B2">
            <text:p text:style-name="P2"><draw:a xlink:type="simple" xlink:href="http://plu-gdn.cdn.eurozet.pl:8304/listen.pls"><draw:frame draw:style-name="fr1" draw:name="Obraz80" text:anchor-type="as-char" svg:width="0.661cm" svg:height="0.661cm" draw:z-index="3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dynia</text:p>
          </table:table-cell>
          <table:table-cell table:style-name="Tabela1.B2" office:value-type="float" office:value="0">
            <text:p text:style-name="P1"><text:a xlink:type="simple" xlink:href="http://www.radiokaszebe.pl/" text:style-name="Internet_20_link" text:visited-style-name="Visited_20_Internet_20_Link">Kaszëbë</text:a></text:p>
          </table:table-cell>
          <table:table-cell table:style-name="Tabela1.B2">
            <text:p text:style-name="P2"><draw:a xlink:type="simple" xlink:href="http://stream2.nadaje.com:8060/listen.pls"><draw:frame draw:style-name="fr1" draw:name="Obraz82" text:anchor-type="as-char" svg:width="0.661cm" svg:height="0.661cm" draw:z-index="3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liwice</text:p>
          </table:table-cell>
          <table:table-cell table:style-name="Tabela1.B2" office:value-type="float" office:value="0">
            <text:p text:style-name="P1"><text:a xlink:type="simple" xlink:href="http://www.radioccm.pl/" text:style-name="Internet_20_link" text:visited-style-name="Visited_20_Internet_20_Link">CCM</text:a></text:p>
          </table:table-cell>
          <table:table-cell table:style-name="Tabela1.B2">
            <text:p text:style-name="P2"><draw:a xlink:type="simple" xlink:href="http://www.radioccm.pl/radio_ccm.m3u"><draw:frame draw:style-name="fr1" draw:name="Obraz84" text:anchor-type="as-char" svg:width="0.661cm" svg:height="0.661cm" draw:z-index="3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liwice</text:p>
          </table:table-cell>
          <table:table-cell table:style-name="Tabela1.B2" office:value-type="float" office:value="0">
            <text:p text:style-name="P1"><text:a xlink:type="simple" xlink:href="http://www.radiofest.pl/" text:style-name="Internet_20_link" text:visited-style-name="Visited_20_Internet_20_Link">Fest</text:a></text:p>
          </table:table-cell>
          <table:table-cell table:style-name="Tabela1.B2">
            <text:p text:style-name="P2"><draw:a xlink:type="simple" xlink:href="http://www.radiofest.pl/radio_fest.pls"><draw:frame draw:style-name="fr1" draw:name="Obraz86" text:anchor-type="as-char" svg:width="0.661cm" svg:height="0.661cm" draw:z-index="3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Głogów</text:p>
          </table:table-cell>
          <table:table-cell table:style-name="Tabela1.B2" office:value-type="float" office:value="0">
            <text:p text:style-name="P1"><text:a xlink:type="simple" xlink:href="https://miedziowe.pl/" text:style-name="Internet_20_link" text:visited-style-name="Visited_20_Internet_20_Link">Elka Głogów</text:a></text:p>
          </table:table-cell>
          <table:table-cell table:style-name="Tabela1.B2">
            <text:p text:style-name="P2"><draw:a xlink:type="simple" xlink:href="http://live.elka.pl:8000/miedziowe.pl.m3u"><draw:frame draw:style-name="fr1" draw:name="Obraz88" text:anchor-type="as-char" svg:width="0.661cm" svg:height="0.661cm" draw:z-index="3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łogów</text:p>
          </table:table-cell>
          <table:table-cell table:style-name="Tabela1.B2" office:value-type="float" office:value="0">
            <text:p text:style-name="P1"><text:a xlink:type="simple" xlink:href="http://glogow.radioplus.pl/" text:style-name="Internet_20_link" text:visited-style-name="Visited_20_Internet_20_Link">Plus Głogów</text:a></text:p>
          </table:table-cell>
          <table:table-cell table:style-name="Tabela1.B2">
            <text:p text:style-name="P2"><draw:a xlink:type="simple" xlink:href="http://plu-glg.cdn.eurozet.pl:8306/listen.pls"><draw:frame draw:style-name="fr1" draw:name="Obraz90" text:anchor-type="as-char" svg:width="0.661cm" svg:height="0.661cm" draw:z-index="3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Table_20_Contents">Głuchołazy</text:p>
          </table:table-cell>
          <table:table-cell table:style-name="Tabela1.B2" office:value-type="float" office:value="0">
            <text:p text:style-name="Table_20_Contents"><text:a xlink:type="simple" xlink:href="http://www.inneradio.fm/" text:style-name="Internet_20_link" text:visited-style-name="Visited_20_Internet_20_Link">Inne Radio</text:a></text:p>
          </table:table-cell>
          <table:table-cell table:style-name="Tabela1.B2">
            <text:p text:style-name="P2"><draw:a xlink:type="simple" xlink:href="http://stream4.nadaje.com:8386/test.m3u"><draw:frame draw:style-name="fr1" draw:name="Obraz92" text:anchor-type="as-char" svg:width="0.661cm" svg:height="0.661cm" draw:z-index="3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niezno</text:p>
          </table:table-cell>
          <table:table-cell table:style-name="Tabela1.B2" office:value-type="float" office:value="0">
            <text:p text:style-name="P1"><text:a xlink:type="simple" xlink:href="http://www.radiogniezno.pl/" text:style-name="Internet_20_link" text:visited-style-name="Visited_20_Internet_20_Link">Radio Gniezno</text:a></text:p>
          </table:table-cell>
          <table:table-cell table:style-name="Tabela1.B2">
            <text:p text:style-name="P2"><draw:a xlink:type="simple" xlink:href="http://stream.nadaje.com:8012/listen.pls"><draw:frame draw:style-name="fr1" draw:name="Obraz94" text:anchor-type="as-char" svg:width="0.661cm" svg:height="0.661cm" draw:z-index="3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niezno</text:p>
          </table:table-cell>
          <table:table-cell table:style-name="Tabela1.B2" office:value-type="float" office:value="0">
            <text:p text:style-name="P1"><text:a xlink:type="simple" xlink:href="http://gniezno.radioplus.pl/" text:style-name="Internet_20_link" text:visited-style-name="Visited_20_Internet_20_Link">Plus Gniezno</text:a></text:p>
          </table:table-cell>
          <table:table-cell table:style-name="Tabela1.B2">
            <text:p text:style-name="P2"><draw:a xlink:type="simple" xlink:href="http://plu-gnz.cdn.eurozet.pl:8308/listen.pls"><draw:frame draw:style-name="fr1" draw:name="Obraz96" text:anchor-type="as-char" svg:width="0.661cm" svg:height="0.661cm" draw:z-index="3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Gorzów</text:p>
          </table:table-cell>
          <table:table-cell table:style-name="Tabela1.B2" office:value-type="float" office:value="0">
            <text:p text:style-name="P1"><text:a xlink:type="simple" xlink:href="http://gorzow.radioplus.pl/" text:style-name="Internet_20_link" text:visited-style-name="Visited_20_Internet_20_Link">Plus Gorzów</text:a></text:p>
          </table:table-cell>
          <table:table-cell table:style-name="Tabela1.B2">
            <text:p text:style-name="P2"><draw:a xlink:type="simple" xlink:href="http://plu-grz.cdn.eurozet.pl:8310/listen.pls"><draw:frame draw:style-name="fr1" draw:name="Obraz99" text:anchor-type="as-char" svg:width="0.661cm" svg:height="0.661cm" draw:z-index="3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Gorzów</text:p>
          </table:table-cell>
          <table:table-cell table:style-name="Tabela1.B2" office:value-type="float" office:value="0">
            <text:p text:style-name="P1"><text:a xlink:type="simple" xlink:href="http://radiogorzow.pl/" text:style-name="Internet_20_link" text:visited-style-name="Visited_20_Internet_20_Link">Radio Gorz</text:a><text:a xlink:type="simple" xlink:href="http://radiogorzow.pl/" text:style-name="Internet_20_link" text:visited-style-name="Visited_20_Internet_20_Link"><text:span text:style-name="T1">ów</text:span></text:a></text:p>
          </table:table-cell>
          <table:table-cell table:style-name="Tabela1.B2">
            <text:p text:style-name="P2"><draw:a xlink:type="simple" xlink:href="http://stream01.radiogorzow.pl:10105/listen.pls"><draw:frame draw:style-name="fr1" draw:name="Obraz101" text:anchor-type="as-char" svg:width="0.661cm" svg:height="0.661cm" draw:z-index="4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Grodzisk Maz.</text:p>
          </table:table-cell>
          <table:table-cell table:style-name="Tabela1.B2" office:value-type="float" office:value="0">
            <text:p text:style-name="P1"><text:a xlink:type="simple" xlink:href="http://www.radiobogoria.pl/" text:style-name="Internet_20_link" text:visited-style-name="Visited_20_Internet_20_Link">Bogoria</text:a></text:p>
          </table:table-cell>
          <table:table-cell table:style-name="Tabela1.B2">
            <text:p text:style-name="P2"><draw:a xlink:type="simple" xlink:href="http://s6.radiohost.pl/play-8888.pls"><draw:frame draw:style-name="fr1" draw:name="Obraz103" text:anchor-type="as-char" svg:width="0.661cm" svg:height="0.661cm" draw:z-index="4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Jarocin</text:p>
          </table:table-cell>
          <table:table-cell table:style-name="Tabela1.B2" office:value-type="float" office:value="0">
            <text:p text:style-name="P1">Elka Jarocin</text:p>
          </table:table-cell>
          <table:table-cell table:style-name="Tabela1.B2">
            <text:p text:style-name="P2"><draw:a xlink:type="simple" xlink:href="http://live.elka.pl:8000/jarocin.m3u"><draw:frame draw:style-name="fr1" draw:name="Obraz107" text:anchor-type="as-char" svg:width="0.661cm" svg:height="0.661cm" draw:z-index="4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Jelenia Góra</text:p>
          </table:table-cell>
          <table:table-cell table:style-name="Tabela1.B2" office:value-type="float" office:value="0">
            <text:p text:style-name="P1"><text:a xlink:type="simple" xlink:href="http://www.muzyczneradio.pl/" text:style-name="Internet_20_link" text:visited-style-name="Visited_20_Internet_20_Link">Muzyczne Radio</text:a></text:p>
          </table:table-cell>
          <table:table-cell table:style-name="Tabela1.B2">
            <text:p text:style-name="P2"><draw:a xlink:type="simple" xlink:href="http://www.radiostacje.com/shortcuts/muzyczneradio.m3u"><draw:frame draw:style-name="fr1" draw:name="Obraz109" text:anchor-type="as-char" svg:width="0.661cm" svg:height="0.661cm" draw:z-index="4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Kalisz</text:p>
          </table:table-cell>
          <table:table-cell table:style-name="Tabela1.B2" office:value-type="float" office:value="0">
            <text:p text:style-name="P1"><text:a xlink:type="simple" xlink:href="http://www.rc.fm/" text:style-name="Internet_20_link" text:visited-style-name="Visited_20_Internet_20_Link">Centrum Kalisz</text:a></text:p>
          </table:table-cell>
          <table:table-cell table:style-name="Tabela1.B2">
            <text:p text:style-name="P2"><draw:a xlink:type="simple" xlink:href="http://shot2.inten.pl:8888/rcfm.mp3.m3u"><draw:frame draw:style-name="fr1" draw:name="Obraz111" text:anchor-type="as-char" svg:width="0.661cm" svg:height="0.661cm" draw:z-index="4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alisz</text:p>
          </table:table-cell>
          <table:table-cell table:style-name="Tabela1.B2" office:value-type="float" office:value="0">
            <text:p text:style-name="P1"><text:a xlink:type="simple" xlink:href="http://www.radiorodzina.kalisz.pl/" text:style-name="Internet_20_link" text:visited-style-name="Visited_20_Internet_20_Link">Rodzina Kalisz</text:a></text:p>
          </table:table-cell>
          <table:table-cell table:style-name="Tabela1.B2">
            <text:p text:style-name="P2"><draw:a xlink:type="simple" xlink:href="https://player.fastcast4u.com/radiorodzina/?pl=vlc&amp;c=0"><draw:frame draw:style-name="fr1" draw:name="Obraz113" text:anchor-type="as-char" svg:width="0.661cm" svg:height="0.661cm" draw:z-index="4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atowice</text:p>
          </table:table-cell>
          <table:table-cell table:style-name="Tabela1.B2" office:value-type="float" office:value="0">
            <text:p text:style-name="P1"><text:a xlink:type="simple" xlink:href="http://www.radioem.pl/" text:style-name="Internet_20_link" text:visited-style-name="Visited_20_Internet_20_Link">eM</text:a></text:p>
          </table:table-cell>
          <table:table-cell table:style-name="Tabela1.B2">
            <text:p text:style-name="P2"><draw:a xlink:type="simple" xlink:href="http://194.181.177.253:8000/listen.pls"><draw:frame draw:style-name="fr1" draw:name="Obraz115" text:anchor-type="as-char" svg:width="0.661cm" svg:height="0.661cm" draw:z-index="4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atowice</text:p>
          </table:table-cell>
          <table:table-cell table:style-name="Tabela1.B2" office:value-type="float" office:value="0">
            <text:p text:style-name="P1"><text:a xlink:type="simple" xlink:href="http://antyradio.pl/" text:style-name="Internet_20_link" text:visited-style-name="Visited_20_Internet_20_Link">Antyradio 106.4</text:a></text:p>
          </table:table-cell>
          <table:table-cell table:style-name="Tabela1.B2">
            <text:p text:style-name="P2"><draw:a xlink:type="simple" xlink:href="http://ant-kat.cdn.eurozet.pl:8604/listen.pls"><draw:frame draw:style-name="fr1" draw:name="Obraz117" text:anchor-type="as-char" svg:width="0.661cm" svg:height="0.661cm" draw:z-index="4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Katowice</text:p>
          </table:table-cell>
          <table:table-cell table:style-name="Tabela1.B2" office:value-type="float" office:value="0">
            <text:p text:style-name="P1"><text:a xlink:type="simple" xlink:href="http://www.radio.katowice.pl/" text:style-name="Internet_20_link" text:visited-style-name="Visited_20_Internet_20_Link">Polskie Radio Katowice</text:a></text:p>
          </table:table-cell>
          <table:table-cell table:style-name="Tabela1.C50" office:value-type="string">
            <text:p text:style-name="P2"><draw:a xlink:type="simple" xlink:href="http://stream4.nadaje.com:8212/listen.pls"><draw:frame draw:style-name="fr1" draw:name="Obraz120" text:anchor-type="as-char" svg:width="0.661cm" svg:height="0.661cm" draw:z-index="4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Katowice</text:p>
          </table:table-cell>
          <table:table-cell table:style-name="Tabela1.B2" office:value-type="float" office:value="0">
            <text:p text:style-name="P1"><text:a xlink:type="simple" xlink:href="http://www.radiopogoda.pl/" text:style-name="Internet_20_link" text:visited-style-name="Visited_20_Internet_20_Link">Radio Pogoda 94,5 FM</text:a></text:p>
          </table:table-cell>
          <table:table-cell table:style-name="Tabela1.B2">
            <text:p text:style-name="P2"><draw:a xlink:type="simple" xlink:href="http://stream10.radioagora.pl/tuba144-1.mp3.m3u"><draw:frame draw:style-name="fr1" draw:name="Obraz123" text:anchor-type="as-char" svg:width="0.661cm" svg:height="0.661cm" draw:z-index="4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atowice</text:p>
          </table:table-cell>
          <table:table-cell table:style-name="Tabela1.B2" office:value-type="float" office:value="0">
            <text:p text:style-name="P1"><text:a xlink:type="simple" xlink:href="http://www.chillizet.pl/" text:style-name="Internet_20_link" text:visited-style-name="Visited_20_Internet_20_Link">Zet Chilli </text:a></text:p>
          </table:table-cell>
          <table:table-cell table:style-name="Tabela1.C52" office:value-type="string">
            <text:p text:style-name="P2"><draw:a xlink:type="simple" xlink:href="http://chi-kat.cdn.eurozet.pl:8902/listen.pls"><draw:frame draw:style-name="fr1" draw:name="Obraz125" text:anchor-type="as-char" svg:width="0.661cm" svg:height="0.661cm" draw:z-index="5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Kędzierzyn-Kożle</text:p>
          </table:table-cell>
          <table:table-cell table:style-name="Tabela1.B2" office:value-type="float" office:value="0">
            <text:p text:style-name="P1"><text:a xlink:type="simple" xlink:href="http://radiopark.com.pl/" text:style-name="Internet_20_link" text:visited-style-name="Visited_20_Internet_20_Link">Park FM</text:a></text:p>
          </table:table-cell>
          <table:table-cell table:style-name="Tabela1.B2">
            <text:p text:style-name="P2"><draw:a xlink:type="simple" xlink:href="http://sluchaj.radiopark.com.pl:8048/listen.pls"><draw:frame draw:style-name="fr1" draw:name="Obraz128" text:anchor-type="as-char" svg:width="0.661cm" svg:height="0.661cm" draw:z-index="5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Kępno</text:p>
          </table:table-cell>
          <table:table-cell table:style-name="Tabela1.B2" office:value-type="float" office:value="0">
            <text:p text:style-name="P1"><text:a xlink:type="simple" xlink:href="http://www.radiosud.pl/" text:style-name="Internet_20_link" text:visited-style-name="Visited_20_Internet_20_Link">Sud</text:a></text:p>
          </table:table-cell>
          <table:table-cell table:style-name="Tabela1.B2">
            <text:p text:style-name="P2"><draw:a xlink:type="simple" xlink:href="http://stream2.nadaje.com:8012/;.m3u"><draw:frame draw:style-name="fr1" draw:name="Obraz130" text:anchor-type="as-char" svg:width="0.661cm" svg:height="0.661cm" draw:z-index="5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ielce</text:p>
          </table:table-cell>
          <table:table-cell table:style-name="Tabela1.B2" office:value-type="float" office:value="0">
            <text:p text:style-name="P1"><text:a xlink:type="simple" xlink:href="http://www.radiofama.com.pl/" text:style-name="Internet_20_link" text:visited-style-name="Visited_20_Internet_20_Link">Fama</text:a></text:p>
          </table:table-cell>
          <table:table-cell table:style-name="Tabela1.B2">
            <text:p text:style-name="P2"><draw:a xlink:type="simple" xlink:href="http://stream2.nadaje.com:8076/listen.pls"><draw:frame draw:style-name="fr1" draw:name="Obraz133" text:anchor-type="as-char" svg:width="0.661cm" svg:height="0.661cm" draw:z-index="5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Kielce</text:p>
          </table:table-cell>
          <table:table-cell table:style-name="Tabela1.B2" office:value-type="float" office:value="0">
            <text:p text:style-name="P1"><text:a xlink:type="simple" xlink:href="http://www.em.kielce.pl/" text:style-name="Internet_20_link" text:visited-style-name="Visited_20_Internet_20_Link">eM Kielce</text:a></text:p>
          </table:table-cell>
          <table:table-cell table:style-name="Tabela1.B2">
            <text:p text:style-name="P2"><draw:a xlink:type="simple" xlink:href="http://78.46.170.230:8000/listen.pls"><draw:frame draw:style-name="fr1" draw:name="Obraz135" text:anchor-type="as-char" svg:width="0.661cm" svg:height="0.661cm" draw:z-index="5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ielce</text:p>
          </table:table-cell>
          <table:table-cell table:style-name="Tabela1.B2" office:value-type="float" office:value="0">
            <text:p text:style-name="P1"><text:a xlink:type="simple" xlink:href="http://www.radio.kielce.pl/" text:style-name="Internet_20_link" text:visited-style-name="Visited_20_Internet_20_Link">Polskie Radio Kielce</text:a></text:p>
          </table:table-cell>
          <table:table-cell table:style-name="Tabela1.C57" office:value-type="string">
            <text:p text:style-name="P2"><draw:a xlink:type="simple" xlink:href="http://gra.radio.kielce.pl:8000/rk1.m3u"><draw:frame draw:style-name="fr1" draw:name="Obraz137" text:anchor-type="as-char" svg:width="0.661cm" svg:height="0.661cm" draw:z-index="5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ielce</text:p>
          </table:table-cell>
          <table:table-cell table:style-name="Tabela1.B58" office:value-type="string">
            <text:p text:style-name="P1"><text:a xlink:type="simple" xlink:href="http://www.folkradio.pl/" text:style-name="Internet_20_link" text:visited-style-name="Visited_20_Internet_20_Link">Folk Radio</text:a></text:p>
          </table:table-cell>
          <table:table-cell table:style-name="Tabela1.B2">
            <text:p text:style-name="P2"><draw:a xlink:type="simple" xlink:href="http://gra.radio.kielce.pl:8000/frmp3.m3u"><draw:frame draw:style-name="fr1" draw:name="Obraz140" text:anchor-type="as-char" svg:width="0.661cm" svg:height="0.661cm" draw:z-index="5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ołobrzeg</text:p>
          </table:table-cell>
          <table:table-cell table:style-name="Tabela1.B2" office:value-type="float" office:value="0">
            <text:p text:style-name="P1"><text:a xlink:type="simple" xlink:href="http://www.radiokolobrzeg.pl/" text:style-name="Internet_20_link" text:visited-style-name="Visited_20_Internet_20_Link">Radio Kołobrzeg</text:a></text:p>
          </table:table-cell>
          <table:table-cell table:style-name="Tabela1.B2">
            <text:p text:style-name="P2"><draw:a xlink:type="simple" xlink:href="http://graj.radiokolobrzeg.pl:8000/listen.pls"><draw:frame draw:style-name="fr1" draw:name="Obraz142" text:anchor-type="as-char" svg:width="0.661cm" svg:height="0.661cm" draw:z-index="5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onin</text:p>
          </table:table-cell>
          <table:table-cell table:style-name="Tabela1.B2" office:value-type="float" office:value="0">
            <text:p text:style-name="P1"><text:a xlink:type="simple" xlink:href="https://www.konin.fm/" text:style-name="Internet_20_link" text:visited-style-name="Visited_20_Internet_20_Link">Konin FM 104.1 FM</text:a></text:p>
          </table:table-cell>
          <table:table-cell table:style-name="Tabela1.B2">
            <text:p text:style-name="P2"><draw:a xlink:type="simple" xlink:href="https://stream2.technologicznie.net/konin.fm.m3u"><draw:frame draw:style-name="fr1" draw:name="Obraz144" text:anchor-type="as-char" svg:width="0.661cm" svg:height="0.661cm" draw:z-index="5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Koszalin</text:p>
          </table:table-cell>
          <table:table-cell table:style-name="Tabela1.B2" office:value-type="float" office:value="0">
            <text:p text:style-name="P1"><text:a xlink:type="simple" xlink:href="http://www.radio.koszalin.pl/" text:style-name="Internet_20_link" text:visited-style-name="Visited_20_Internet_20_Link">Polskie Radio Koszalin</text:a></text:p>
          </table:table-cell>
          <table:table-cell table:style-name="Tabela1.B2">
            <text:p text:style-name="P2"><draw:a xlink:type="simple" xlink:href="http://91.232.4.33:9680/listen.pls"><draw:frame draw:style-name="fr1" draw:name="Obraz147" text:anchor-type="as-char" svg:width="0.661cm" svg:height="0.661cm" draw:z-index="5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Kraków</text:p>
          </table:table-cell>
          <table:table-cell table:style-name="Tabela1.B2" office:value-type="float" office:value="0">
            <text:p text:style-name="P1"><text:a xlink:type="simple" xlink:href="http://www.radiopogoda.pl/" text:style-name="Internet_20_link" text:visited-style-name="Visited_20_Internet_20_Link">Radio Pogoda 102,4 FM</text:a></text:p>
          </table:table-cell>
          <table:table-cell table:style-name="Tabela1.B2">
            <text:p text:style-name="P2"><draw:a xlink:type="simple" xlink:href="http://stream10.radioagora.pl/tuba139-1.mp3.m3u"><draw:frame draw:style-name="fr1" draw:name="Obraz151" text:anchor-type="as-char" svg:width="0.661cm" svg:height="0.661cm" draw:z-index="6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Kraków</text:p>
          </table:table-cell>
          <table:table-cell table:style-name="Tabela1.B2" office:value-type="float" office:value="0">
            <text:p text:style-name="P1"><text:a xlink:type="simple" xlink:href="http://www.radiokrakow.pl/" text:style-name="Internet_20_link" text:visited-style-name="Visited_20_Internet_20_Link">Polskie Radio Kraków</text:a></text:p>
          </table:table-cell>
          <table:table-cell table:style-name="Tabela1.B2">
            <text:p text:style-name="P2"><draw:a xlink:type="simple" xlink:href="http://www3.radiokrakow.pl/other_media/online/RadioKrakow.pls"><draw:frame draw:style-name="fr1" draw:name="Obraz154" text:anchor-type="as-char" svg:width="0.661cm" svg:height="0.661cm" draw:z-index="6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Kraków</text:p>
          </table:table-cell>
          <table:table-cell table:style-name="Tabela1.B64" office:value-type="string">
            <text:p text:style-name="P1"><text:a xlink:type="simple" xlink:href="http://off.radiokrakow.pl/" text:style-name="Internet_20_link" text:visited-style-name="Visited_20_Internet_20_Link">Off Radio Kraków</text:a></text:p>
          </table:table-cell>
          <table:table-cell table:style-name="Tabela1.B2">
            <text:p text:style-name="P2"><draw:a xlink:type="simple" xlink:href="http://stream4.nadaje.com:13332/offradiokrakow.m3u"><draw:frame draw:style-name="fr1" draw:name="Obraz156" text:anchor-type="as-char" svg:width="0.661cm" svg:height="0.661cm" draw:z-index="6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Kraków</text:p>
          </table:table-cell>
          <table:table-cell table:style-name="Tabela1.B2" office:value-type="float" office:value="0">
            <text:p text:style-name="P1"><text:a xlink:type="simple" xlink:href="http://www.radiofoniakrakow.pl/" text:style-name="Internet_20_link" text:visited-style-name="Visited_20_Internet_20_Link">Radiofonia</text:a></text:p>
          </table:table-cell>
          <table:table-cell table:style-name="Tabela1.B2">
            <text:p text:style-name="P2"><draw:a xlink:type="simple" xlink:href="http://www.rmfon.pl/n/radiofonia.pls"><draw:frame draw:style-name="fr1" draw:name="Obraz160" text:anchor-type="as-char" svg:width="0.661cm" svg:height="0.661cm" draw:z-index="6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Kraków</text:p>
          </table:table-cell>
          <table:table-cell table:style-name="Tabela1.B2" office:value-type="float" office:value="0">
            <text:p text:style-name="P1"><text:a xlink:type="simple" xlink:href="http://www.rmf.fm/" text:style-name="Internet_20_link" text:visited-style-name="Visited_20_Internet_20_Link">RMF FM</text:a></text:p>
          </table:table-cell>
          <table:table-cell table:style-name="Tabela1.B2">
            <text:p text:style-name="P2"><draw:a xlink:type="simple" xlink:href="http://www.rmfon.pl/n/rmffm.pls"><draw:frame draw:style-name="fr1" draw:name="Obraz162" text:anchor-type="as-char" svg:width="0.661cm" svg:height="0.661cm" draw:z-index="6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Kraków</text:p>
          </table:table-cell>
          <table:table-cell table:style-name="Tabela1.B2" office:value-type="float" office:value="0">
            <text:p text:style-name="P1"><text:a xlink:type="simple" xlink:href="http://www.rmfmaxxx.pl/" text:style-name="Internet_20_link" text:visited-style-name="Visited_20_Internet_20_Link">RMF MAXXX</text:a></text:p>
          </table:table-cell>
          <table:table-cell table:style-name="Tabela1.B2">
            <text:p text:style-name="P2"><draw:a xlink:type="simple" xlink:href="http://www.rmfon.pl/n/rmfmaxxx.pls"><draw:frame draw:style-name="fr1" draw:name="Obraz164" text:anchor-type="as-char" svg:width="0.661cm" svg:height="0.661cm" draw:z-index="6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Kraków</text:p>
          </table:table-cell>
          <table:table-cell table:style-name="Tabela1.B2" office:value-type="float" office:value="0">
            <text:p text:style-name="P1"><text:a xlink:type="simple" xlink:href="http://www.rmfclassic.pl/" text:style-name="Internet_20_link" text:visited-style-name="Visited_20_Internet_20_Link">RMF Classic</text:a></text:p>
          </table:table-cell>
          <table:table-cell table:style-name="Tabela1.B2">
            <text:p text:style-name="P2"><draw:a xlink:type="simple" xlink:href="http://www.rmfon.pl/n/rmfclassic.pls"><draw:frame draw:style-name="fr1" draw:name="Obraz166" text:anchor-type="as-char" svg:width="0.661cm" svg:height="0.661cm" draw:z-index="6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rosno</text:p>
          </table:table-cell>
          <table:table-cell table:style-name="Tabela1.B2" office:value-type="float" office:value="0">
            <text:p text:style-name="P1"><text:a xlink:type="simple" xlink:href="http://www.trendyradio.pl/" text:style-name="Internet_20_link" text:visited-style-name="Visited_20_Internet_20_Link">Trendy Radio</text:a></text:p>
          </table:table-cell>
          <table:table-cell table:style-name="Tabela1.C69" office:value-type="string">
            <text:p text:style-name="P2"><draw:a xlink:type="simple" xlink:href="http://stream.trendyradio.pl:8000/h.m3u"><draw:frame draw:style-name="fr1" draw:name="Obraz168" text:anchor-type="as-char" svg:width="0.661cm" svg:height="0.661cm" draw:z-index="6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Kutno</text:p>
          </table:table-cell>
          <table:table-cell table:style-name="Tabela1.B2" office:value-type="float" office:value="0">
            <text:p text:style-name="P1"><text:a xlink:type="simple" xlink:href="http://radioq.fm/" text:style-name="Internet_20_link" text:visited-style-name="Visited_20_Internet_20_Link">Radio Q</text:a></text:p>
          </table:table-cell>
          <table:table-cell table:style-name="Tabela1.B2">
            <text:p text:style-name="P2"><draw:a xlink:type="simple" xlink:href="http://37.130.30.166:8020/listen.pls"><draw:frame draw:style-name="fr1" draw:name="Obraz172" text:anchor-type="as-char" svg:width="0.661cm" svg:height="0.661cm" draw:z-index="6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Legnica</text:p>
          </table:table-cell>
          <table:table-cell table:style-name="Tabela1.B2" office:value-type="float" office:value="0">
            <text:p text:style-name="P1"><text:a xlink:type="simple" xlink:href="http://www.plus.legnica.pl/" text:style-name="Internet_20_link" text:visited-style-name="Visited_20_Internet_20_Link">Plus Legnica</text:a></text:p>
          </table:table-cell>
          <table:table-cell table:style-name="Tabela1.C71" office:value-type="string">
            <text:p text:style-name="P2"><draw:a xlink:type="simple" xlink:href="http://stream.plus.legnica.pl:8000/radioplus.m3u"><draw:frame draw:style-name="fr1" draw:name="Obraz174" text:anchor-type="as-char" svg:width="0.661cm" svg:height="0.661cm" draw:z-index="6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Leszno</text:p>
          </table:table-cell>
          <table:table-cell table:style-name="Tabela1.B2" office:value-type="float" office:value="0">
            <text:p text:style-name="P1"><text:a xlink:type="simple" xlink:href="http://elka.fm/" text:style-name="Internet_20_link" text:visited-style-name="Visited_20_Internet_20_Link">Elka Leszno</text:a></text:p>
          </table:table-cell>
          <table:table-cell table:style-name="Tabela1.B2">
            <text:p text:style-name="P2"><draw:a xlink:type="simple" xlink:href="http://elka.pl/elka.pls"><draw:frame draw:style-name="fr1" draw:name="Obraz177" text:anchor-type="as-char" svg:width="0.661cm" svg:height="0.661cm" draw:z-index="7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Lipsko</text:p>
          </table:table-cell>
          <table:table-cell table:style-name="Tabela1.B2" office:value-type="float" office:value="0">
            <text:p text:style-name="P1"><text:a xlink:type="simple" xlink:href="http://radiolipsko.pl/" text:style-name="Internet_20_link" text:visited-style-name="Visited_20_Internet_20_Link">Twoje Radio AM</text:a></text:p>
          </table:table-cell>
          <table:table-cell table:style-name="Tabela1.B2">
            <text:p text:style-name="P2"><draw:a xlink:type="simple" xlink:href="http://s1.slotex.pl:7298/listen.pls"><draw:frame draw:style-name="fr1" draw:name="Obraz180" text:anchor-type="as-char" svg:width="0.661cm" svg:height="0.661cm" draw:z-index="7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London, UK</text:p>
          </table:table-cell>
          <table:table-cell table:style-name="Tabela1.B2" office:value-type="float" office:value="0">
            <text:p text:style-name="P1"><text:a xlink:type="simple" xlink:href="http://www.prl24.net/" text:style-name="Internet_20_link" text:visited-style-name="Visited_20_Internet_20_Link">Polskie Radio Londyn</text:a></text:p>
          </table:table-cell>
          <table:table-cell table:style-name="Tabela1.B2">
            <text:p text:style-name="P2"><draw:a xlink:type="simple" xlink:href="http://radio.prl24.net:8192/listen.pls"><draw:frame draw:style-name="fr1" draw:name="Obraz182" text:anchor-type="as-char" svg:width="0.661cm" svg:height="0.661cm" draw:z-index="7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Lublin</text:p>
          </table:table-cell>
          <table:table-cell table:style-name="Tabela1.B2" office:value-type="float" office:value="0">
            <text:p text:style-name="P1"><text:a xlink:type="simple" xlink:href="http://www.centrum.fm/" text:style-name="Internet_20_link" text:visited-style-name="Visited_20_Internet_20_Link">Centrum</text:a></text:p>
          </table:table-cell>
          <table:table-cell table:style-name="Tabela1.B2">
            <text:p text:style-name="P2"><draw:a xlink:type="simple" xlink:href="http://www.radiostacje.com/shortcuts/centrumfmlublin.m3u"><draw:frame draw:style-name="fr1" draw:name="Obraz184" text:anchor-type="as-char" svg:width="0.661cm" svg:height="0.661cm" draw:z-index="7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Lublin</text:p>
          </table:table-cell>
          <table:table-cell table:style-name="Tabela1.B2" office:value-type="float" office:value="0">
            <text:p text:style-name="P1"><text:a xlink:type="simple" xlink:href="http://www.radio.lublin.pl/" text:style-name="Internet_20_link" text:visited-style-name="Visited_20_Internet_20_Link">Polskie Radio Lublin</text:a></text:p>
          </table:table-cell>
          <table:table-cell table:style-name="Tabela1.B2">
            <text:p text:style-name="P2"><draw:a xlink:type="simple" xlink:href="http://www.radiostacje.com/shortcuts/lublin.m3u"><draw:frame draw:style-name="fr1" draw:name="Obraz187" text:anchor-type="as-char" svg:width="0.661cm" svg:height="0.661cm" draw:z-index="7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Lublin</text:p>
          </table:table-cell>
          <table:table-cell table:style-name="Tabela1.B2" office:value-type="float" office:value="0">
            <text:p text:style-name="P1"><text:a xlink:type="simple" xlink:href="http://www.radiofreee.pl/" text:style-name="Internet_20_link" text:visited-style-name="Visited_20_Internet_20_Link">Radio Freee</text:a></text:p>
          </table:table-cell>
          <table:table-cell table:style-name="Tabela1.B2">
            <text:p text:style-name="P2"><draw:a xlink:type="simple" xlink:href="http://radiofreee.pl/streaming/radiofreee.m3u"><draw:frame draw:style-name="fr1" draw:name="Obraz189" text:anchor-type="as-char" svg:width="0.661cm" svg:height="0.661cm" draw:z-index="7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Łomża</text:p>
          </table:table-cell>
          <table:table-cell table:style-name="Tabela1.B2" office:value-type="float" office:value="0">
            <text:p text:style-name="P1"><text:a xlink:type="simple" xlink:href="http://www.radionadzieja.pl/" text:style-name="Internet_20_link" text:visited-style-name="Visited_20_Internet_20_Link">Nadzieja</text:a></text:p>
          </table:table-cell>
          <table:table-cell table:style-name="Tabela1.B2">
            <text:p text:style-name="P2"><draw:a xlink:type="simple" xlink:href="http://streaming01.technologicznie.net:8000/listen.pls"><draw:frame draw:style-name="fr1" draw:name="Obraz192" text:anchor-type="as-char" svg:width="0.661cm" svg:height="0.661cm" draw:z-index="7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Łowicz</text:p>
          </table:table-cell>
          <table:table-cell table:style-name="Tabela1.B2" office:value-type="float" office:value="0">
            <text:p text:style-name="P1"><text:a xlink:type="simple" xlink:href="http://www.radiovictoria.pl/" text:style-name="Internet_20_link" text:visited-style-name="Visited_20_Internet_20_Link">Victoria</text:a></text:p>
          </table:table-cell>
          <table:table-cell table:style-name="Tabela1.B2">
            <text:p text:style-name="P2"><draw:a xlink:type="simple" xlink:href="http://stream.v4.radiovictoria.pl:8176/listen.pls"><draw:frame draw:style-name="fr1" draw:name="Obraz195" text:anchor-type="as-char" svg:width="0.661cm" svg:height="0.661cm" draw:z-index="7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Łódź</text:p>
          </table:table-cell>
          <table:table-cell table:style-name="Tabela1.B2" office:value-type="float" office:value="0">
            <text:p text:style-name="P1"><text:a xlink:type="simple" xlink:href="http://www.radiolodz.pl/" text:style-name="Internet_20_link" text:visited-style-name="Visited_20_Internet_20_Link">Polskie Radio Łódź</text:a></text:p>
          </table:table-cell>
          <table:table-cell table:style-name="Tabela1.B2">
            <text:p text:style-name="P2"><draw:a xlink:type="simple" xlink:href="http://www.radiostacje.com/shortcuts/radiolodz.m3u"><draw:frame draw:style-name="fr1" draw:name="Obraz198" text:anchor-type="as-char" svg:width="0.661cm" svg:height="0.661cm" draw:z-index="7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Łódź</text:p>
          </table:table-cell>
          <table:table-cell table:style-name="Tabela1.B2" office:value-type="float" office:value="0">
            <text:p text:style-name="P1"><text:a xlink:type="simple" xlink:href="http://www.radio-parada.pl/" text:style-name="Internet_20_link" text:visited-style-name="Visited_20_Internet_20_Link">Parada</text:a></text:p>
          </table:table-cell>
          <table:table-cell table:style-name="Tabela1.B2">
            <text:p text:style-name="P2"><draw:a xlink:type="simple" xlink:href="http://stream4.nadaje.com:15274/live.m3u"><draw:frame draw:style-name="fr1" draw:name="Obraz200" text:anchor-type="as-char" svg:width="0.661cm" svg:height="0.661cm" draw:z-index="7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Łódź</text:p>
          </table:table-cell>
          <table:table-cell table:style-name="Tabela1.B2" office:value-type="float" office:value="0">
            <text:p text:style-name="P1"><text:a xlink:type="simple" xlink:href="http://www.zak.lodz.pl/" text:style-name="Internet_20_link" text:visited-style-name="Visited_20_Internet_20_Link">Studenckie Radio Żak</text:a></text:p>
          </table:table-cell>
          <table:table-cell table:style-name="Tabela1.B2">
            <text:p text:style-name="P2"><draw:a xlink:type="simple" xlink:href="http://lodz.radio.pionier.net.pl:8000/radiozak.ogg.m3u"><draw:frame draw:style-name="fr1" draw:name="Obraz203" text:anchor-type="as-char" svg:width="0.661cm" svg:height="0.661cm" draw:z-index="8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Malbork</text:p>
          </table:table-cell>
          <table:table-cell table:style-name="Tabela1.B2" office:value-type="float" office:value="0">
            <text:p text:style-name="P1"><text:a xlink:type="simple" xlink:href="http://www.radiomalbork.fm/" text:style-name="Internet_20_link" text:visited-style-name="Visited_20_Internet_20_Link">Radio Malbork</text:a></text:p>
          </table:table-cell>
          <table:table-cell table:style-name="Tabela1.B2">
            <text:p text:style-name="P2"><draw:a xlink:type="simple" xlink:href="http://stream3.nadaje.com:9022/.m3u"><draw:frame draw:style-name="fr1" draw:name="Obraz205" text:anchor-type="as-char" svg:width="0.661cm" svg:height="0.661cm" draw:z-index="8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Mława</text:p>
          </table:table-cell>
          <table:table-cell table:style-name="Tabela1.B2" office:value-type="float" office:value="0">
            <text:p text:style-name="P1"><text:a xlink:type="simple" xlink:href="http://www.radio7.pl/" text:style-name="Internet_20_link" text:visited-style-name="Visited_20_Internet_20_Link">Radio 7</text:a></text:p>
          </table:table-cell>
          <table:table-cell table:style-name="Tabela1.B2">
            <text:p text:style-name="P2"><draw:a xlink:type="simple" xlink:href="http://www.radio7.pl/listen.m3u"><draw:frame draw:style-name="fr1" draw:name="Obraz207" text:anchor-type="as-char" svg:width="0.661cm" svg:height="0.661cm" draw:z-index="8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Nakło</text:p>
          </table:table-cell>
          <table:table-cell table:style-name="Tabela1.B2" office:value-type="float" office:value="0">
            <text:p text:style-name="P1"><text:a xlink:type="simple" xlink:href="http://www.radio.naklo.pl/" text:style-name="Internet_20_link" text:visited-style-name="Visited_20_Internet_20_Link">Radio Nakło</text:a></text:p>
          </table:table-cell>
          <table:table-cell table:style-name="Tabela1.B2">
            <text:p text:style-name="P2"><draw:a xlink:type="simple" xlink:href="http://sluchaj.107i5.fm/listen.pls"><draw:frame draw:style-name="fr1" draw:name="Obraz209" text:anchor-type="as-char" svg:width="0.661cm" svg:height="0.661cm" draw:z-index="8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<text:span text:style-name="Strong_20_Emphasis">New York, NY</text:span></text:p>
          </table:table-cell>
          <table:table-cell table:style-name="Tabela1.B2" office:value-type="float" office:value="0">
            <text:p text:style-name="P1"><text:a xlink:type="simple" xlink:href="http://www.polskieradio.com/" text:style-name="Internet_20_link" text:visited-style-name="Visited_20_Internet_20_Link"><text:span text:style-name="Strong_20_Emphasis">910 AM</text:span></text:a></text:p>
          </table:table-cell>
          <table:table-cell table:style-name="Tabela1.B2">
            <text:p text:style-name="P2"><text:span text:style-name="Strong_20_Emphasis"><draw:a xlink:type="simple" xlink:href="http://s8.voscast.com:8540/listen.pls"><draw:frame draw:style-name="fr1" draw:name="Obraz211" text:anchor-type="as-char" svg:width="0.661cm" svg:height="0.661cm" draw:z-index="84"><draw:image xlink:href="Pictures/1000000000000019000000197459259F5E3387B7.jpg" xlink:type="simple" xlink:show="embed" xlink:actuate="onLoad" draw:mime-type="image/jpeg"/></draw:frame></draw:a></text:span></text:p>
          </table:table-cell>
        </table:table-row>
        <table:table-row table:style-name="Tabela1.2">
          <table:table-cell table:style-name="Tabela1.A2" office:value-type="string">
            <text:p text:style-name="P1">Niepokalanów</text:p>
          </table:table-cell>
          <table:table-cell table:style-name="Tabela1.B2" office:value-type="float" office:value="0">
            <text:p text:style-name="P1"><text:a xlink:type="simple" xlink:href="http://www.radioniepokalanow.pl/" text:style-name="Internet_20_link" text:visited-style-name="Visited_20_Internet_20_Link">Radio Niepokalanów</text:a></text:p>
          </table:table-cell>
          <table:table-cell table:style-name="Tabela1.C87" office:value-type="string">
            <text:p text:style-name="P2"><draw:a xlink:type="simple" xlink:href="http://88.199.169.10:8000/listen.pls"><draw:frame draw:style-name="fr1" draw:name="Obraz213" text:anchor-type="as-char" svg:width="0.661cm" svg:height="0.661cm" draw:z-index="8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Nowy Sącz</text:p>
          </table:table-cell>
          <table:table-cell table:style-name="Tabela1.B88" office:value-type="string">
            <text:p text:style-name="P1"><text:a xlink:type="simple" xlink:href="http://www.radiokrakow.pl/" text:style-name="Internet_20_link" text:visited-style-name="Visited_20_Internet_20_Link">Polskie Radio Kraków</text:a></text:p>
          </table:table-cell>
          <table:table-cell table:style-name="Tabela1.B2">
            <text:p text:style-name="P2"><draw:a xlink:type="simple" xlink:href="http://stream3.nadaje.com:9120/radiokrakow.m3u"><draw:frame draw:style-name="fr1" draw:name="Obraz216" text:anchor-type="as-char" svg:width="0.661cm" svg:height="0.661cm" draw:z-index="8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Nowy Sącz</text:p>
          </table:table-cell>
          <table:table-cell table:style-name="Tabela1.B2" office:value-type="float" office:value="0">
            <text:p text:style-name="P1"><text:a xlink:type="simple" xlink:href="http://www.rdn.pl/" text:style-name="Internet_20_link" text:visited-style-name="Visited_20_Internet_20_Link">RDN Nowy Sącz</text:a></text:p>
          </table:table-cell>
          <table:table-cell table:style-name="Tabela1.B2">
            <text:p text:style-name="P2"><draw:a xlink:type="simple" xlink:href="http://rdn.pl:8000/listen.pls"><draw:frame draw:style-name="fr1" draw:name="Obraz218" text:anchor-type="as-char" svg:width="0.661cm" svg:height="0.661cm" draw:z-index="8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Nysa</text:p>
          </table:table-cell>
          <table:table-cell table:style-name="Tabela1.B2" office:value-type="float" office:value="0">
            <text:p text:style-name="P1"><text:a xlink:type="simple" xlink:href="http://www.nysa.fm/" text:style-name="Internet_20_link" text:visited-style-name="Visited_20_Internet_20_Link">Nysa FM</text:a></text:p>
          </table:table-cell>
          <table:table-cell table:style-name="Tabela1.B2">
            <text:p text:style-name="P2"><draw:a xlink:type="simple" xlink:href="http://stream2.nadaje.com:8066/listen.pls"><draw:frame draw:style-name="fr1" draw:name="Obraz220" text:anchor-type="as-char" svg:width="0.661cm" svg:height="0.661cm" draw:z-index="8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Nysa</text:p>
          </table:table-cell>
          <table:table-cell table:style-name="Tabela1.B2" office:value-type="float" office:value="0">
            <text:p text:style-name="P1"><text:a xlink:type="simple" xlink:href="http://www.radioony.fm/" text:style-name="Internet_20_link" text:visited-style-name="Visited_20_Internet_20_Link">ONY 93,1 FM</text:a></text:p>
          </table:table-cell>
          <table:table-cell table:style-name="Tabela1.B2">
            <text:p text:style-name="P2"><draw:a xlink:type="simple" xlink:href="http://www.radiostacje.com/shortcuts/radioony.m3u"><draw:frame draw:style-name="fr1" draw:name="Obraz222" text:anchor-type="as-char" svg:width="0.661cm" svg:height="0.661cm" draw:z-index="8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Olsztyn</text:p>
          </table:table-cell>
          <table:table-cell table:style-name="Tabela1.B2" office:value-type="float" office:value="0">
            <text:p text:style-name="P1"><text:a xlink:type="simple" xlink:href="http://www.ro.com.pl/" text:style-name="Internet_20_link" text:visited-style-name="Visited_20_Internet_20_Link">Polskie Radio Olsztyn</text:a></text:p>
          </table:table-cell>
          <table:table-cell table:style-name="Tabela1.B2">
            <text:p text:style-name="P2"><draw:a xlink:type="simple" xlink:href="http://213.73.25.178:7055/listen.pls"><draw:frame draw:style-name="fr1" draw:name="Obraz225" text:anchor-type="as-char" svg:width="0.661cm" svg:height="0.661cm" draw:z-index="9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Olsztyn</text:p>
          </table:table-cell>
          <table:table-cell table:style-name="Tabela1.B2" office:value-type="float" office:value="0">
            <text:p text:style-name="P1"><text:a xlink:type="simple" xlink:href="http://www.uwmfm.pl/" text:style-name="Internet_20_link" text:visited-style-name="Visited_20_Internet_20_Link">UWM FM</text:a></text:p>
          </table:table-cell>
          <table:table-cell table:style-name="Tabela1.B2">
            <text:p text:style-name="P2"><draw:a xlink:type="simple" xlink:href="http://www.uwmfm.pl/media/uwmfm_stream.m3u"><draw:frame draw:style-name="fr1" draw:name="Obraz228" text:anchor-type="as-char" svg:width="0.661cm" svg:height="0.661cm" draw:z-index="9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Opatów</text:p>
          </table:table-cell>
          <table:table-cell table:style-name="Tabela1.B2" office:value-type="float" office:value="0">
            <text:p text:style-name="P1"><text:a xlink:type="simple" xlink:href="http://www.ook.internetdsl.pl/radio2.html" text:style-name="Internet_20_link" text:visited-style-name="Visited_20_Internet_20_Link">Radio Opatów</text:a></text:p>
          </table:table-cell>
          <table:table-cell table:style-name="Tabela1.B2">
            <text:p text:style-name="P2"><draw:a xlink:type="simple" xlink:href="http://stream2.nadaje.com:11144/listen.pls"><draw:frame draw:style-name="fr1" draw:name="Obraz230" text:anchor-type="as-char" svg:width="0.661cm" svg:height="0.661cm" draw:z-index="9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Opole</text:p>
          </table:table-cell>
          <table:table-cell table:style-name="Tabela1.B2" office:value-type="float" office:value="0">
            <text:p text:style-name="P1"><text:a xlink:type="simple" xlink:href="http://www.radio.opole.pl/" text:style-name="Internet_20_link" text:visited-style-name="Visited_20_Internet_20_Link">Polskie Radio Opole</text:a></text:p>
          </table:table-cell>
          <table:table-cell table:style-name="Tabela1.B2">
            <text:p text:style-name="P2"><draw:a xlink:type="simple" xlink:href="http://dab.radio.opole.pl:8070/1.m3u"><draw:frame draw:style-name="fr1" draw:name="Obraz233" text:anchor-type="as-char" svg:width="0.661cm" svg:height="0.661cm" draw:z-index="9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Opole</text:p>
          </table:table-cell>
          <table:table-cell table:style-name="Tabela1.B96" office:value-type="string">
            <text:p text:style-name="P1"><text:a xlink:type="simple" xlink:href="http://www.radio.opole.pl/" text:style-name="Internet_20_link" text:visited-style-name="Visited_20_Internet_20_Link">Polskie Radio Opole 2</text:a></text:p>
          </table:table-cell>
          <table:table-cell table:style-name="Tabela1.B2">
            <text:p text:style-name="P2"><draw:a xlink:type="simple" xlink:href="http://dab.radio.opole.pl:8060/1.m3u"><draw:frame draw:style-name="fr1" draw:name="Obraz235" text:anchor-type="as-char" svg:width="0.661cm" svg:height="0.661cm" draw:z-index="9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Opole</text:p>
          </table:table-cell>
          <table:table-cell table:style-name="Tabela1.B2" office:value-type="float" office:value="0">
            <text:p text:style-name="P1"><text:a xlink:type="simple" xlink:href="http://doxa.fm/" text:style-name="Internet_20_link" text:visited-style-name="Visited_20_Internet_20_Link">Doxa</text:a></text:p>
          </table:table-cell>
          <table:table-cell table:style-name="Tabela1.B2">
            <text:p text:style-name="P2"><draw:a xlink:type="simple" xlink:href="http://shot.inten.pl:10000/listen.pls"><draw:frame draw:style-name="fr1" draw:name="Obraz237" text:anchor-type="as-char" svg:width="0.661cm" svg:height="0.661cm" draw:z-index="9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Opole</text:p>
          </table:table-cell>
          <table:table-cell table:style-name="Tabela1.B2" office:value-type="float" office:value="0">
            <text:p text:style-name="P1"><text:a xlink:type="simple" xlink:href="http://www.radiopogoda.pl/" text:style-name="Internet_20_link" text:visited-style-name="Visited_20_Internet_20_Link">Radio Pogoda 104,1 FM</text:a></text:p>
          </table:table-cell>
          <table:table-cell table:style-name="Tabela1.B2">
            <text:p text:style-name="P2"><draw:a xlink:type="simple" xlink:href="http://stream10.radioagora.pl/tuba141-1.mp3.m3u"><draw:frame draw:style-name="fr1" draw:name="Obraz239" text:anchor-type="as-char" svg:width="0.661cm" svg:height="0.661cm" draw:z-index="9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Ostrołęka</text:p>
          </table:table-cell>
          <table:table-cell table:style-name="Tabela1.B2" office:value-type="float" office:value="0">
            <text:p text:style-name="P1"><text:a xlink:type="simple" xlink:href="http://www.radiooko.pl/" text:style-name="Internet_20_link" text:visited-style-name="Visited_20_Internet_20_Link">OKO</text:a></text:p>
          </table:table-cell>
          <table:table-cell table:style-name="Tabela1.B2">
            <text:p text:style-name="P2"><draw:a xlink:type="simple" xlink:href="http://stream2.nadaje.com:8094/listen.pls"><draw:frame draw:style-name="fr1" draw:name="Obraz241" text:anchor-type="as-char" svg:width="0.661cm" svg:height="0.661cm" draw:z-index="9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Ostrowiec Świętokrzyski</text:p>
          </table:table-cell>
          <table:table-cell table:style-name="Tabela1.B2" office:value-type="float" office:value="0">
            <text:p text:style-name="P1"><text:a xlink:type="simple" xlink:href="http://radioostrowiec.pl/" text:style-name="Internet_20_link" text:visited-style-name="Visited_20_Internet_20_Link">Radio Ostrowiec</text:a></text:p>
          </table:table-cell>
          <table:table-cell table:style-name="Tabela1.B2">
            <text:p text:style-name="P2"><draw:a xlink:type="simple" xlink:href="http://s1.slotex.pl:7050/listen.pls"><draw:frame draw:style-name="fr1" draw:name="Obraz243" text:anchor-type="as-char" svg:width="0.661cm" svg:height="0.661cm" draw:z-index="9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Ostrowiec Świętokrzyski</text:p>
          </table:table-cell>
          <table:table-cell table:style-name="Tabela1.B2" office:value-type="float" office:value="0">
            <text:p text:style-name="P1"><text:a xlink:type="simple" xlink:href="https://www.facebook.com/rekord.swietokrzyskie" text:style-name="Internet_20_link" text:visited-style-name="Visited_20_Internet_20_Link">Rekord Radio </text:a><text:a xlink:type="simple" xlink:href="https://www.facebook.com/rekord.swietokrzyskie" text:style-name="Internet_20_link" text:visited-style-name="Visited_20_Internet_20_Link"><text:span text:style-name="T1">Świętokrzyskie</text:span></text:a><text:a xlink:type="simple" xlink:href="https://www.facebook.com/rekord.swietokrzyskie" text:style-name="Internet_20_link" text:visited-style-name="Visited_20_Internet_20_Link"> </text:a><text:a xlink:type="simple" xlink:href="https://www.facebook.com/rekord.swietokrzyskie" text:style-name="Internet_20_link" text:visited-style-name="Visited_20_Internet_20_Link"><text:span text:style-name="T1">89,6 FM</text:span></text:a></text:p>
          </table:table-cell>
          <table:table-cell table:style-name="Tabela1.B2">
            <text:p text:style-name="P2"><draw:a xlink:type="simple" xlink:href="http://stream4.nadaje.com:8308/ostrowiec.m3u"><draw:frame draw:style-name="fr1" draw:name="Obraz245" text:anchor-type="as-char" svg:width="0.661cm" svg:height="0.661cm" draw:z-index="9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Pelplin</text:p>
          </table:table-cell>
          <table:table-cell table:style-name="Tabela1.B2" office:value-type="float" office:value="0">
            <text:p text:style-name="P1"><text:a xlink:type="simple" xlink:href="http://www.radioglos.pl/" text:style-name="Internet_20_link" text:visited-style-name="Visited_20_Internet_20_Link">Głos</text:a></text:p>
          </table:table-cell>
          <table:table-cell table:style-name="Tabela1.B2">
            <text:p text:style-name="P2"><draw:a xlink:type="simple" xlink:href="http://87.204.92.180:8000/listen.pls"><draw:frame draw:style-name="fr1" draw:name="Obraz249" text:anchor-type="as-char" svg:width="0.661cm" svg:height="0.661cm" draw:z-index="10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Piekary Śl.</text:p>
          </table:table-cell>
          <table:table-cell table:style-name="Tabela1.B2" office:value-type="float" office:value="0">
            <text:p text:style-name="P1"><text:a xlink:type="simple" xlink:href="http://www.radiopiekary.pl/" text:style-name="Internet_20_link" text:visited-style-name="Visited_20_Internet_20_Link">Radio Piekary</text:a></text:p>
          </table:table-cell>
          <table:table-cell table:style-name="Tabela1.B2">
            <text:p text:style-name="P2"><draw:a xlink:type="simple" xlink:href="http://www.radiostacje.com/shortcuts/piekary.m3u"><draw:frame draw:style-name="fr1" draw:name="Obraz251" text:anchor-type="as-char" svg:width="0.661cm" svg:height="0.661cm" draw:z-index="10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Piotrków Tryb.</text:p>
          </table:table-cell>
          <table:table-cell table:style-name="Tabela1.B2" office:value-type="float" office:value="0">
            <text:p text:style-name="P1"><text:a xlink:type="simple" xlink:href="http://www.strefa.fm/" text:style-name="Internet_20_link" text:visited-style-name="Visited_20_Internet_20_Link">Strefa FM</text:a></text:p>
          </table:table-cell>
          <table:table-cell table:style-name="Tabela1.B2">
            <text:p text:style-name="P2"><draw:a xlink:type="simple" xlink:href="http://strefa.fm/winamp.m3u"><draw:frame draw:style-name="fr1" draw:name="Obraz254" text:anchor-type="as-char" svg:width="0.661cm" svg:height="0.661cm" draw:z-index="10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łock</text:p>
          </table:table-cell>
          <table:table-cell table:style-name="Tabela1.B2" office:value-type="float" office:value="0">
            <text:p text:style-name="P1"><text:a xlink:type="simple" xlink:href="http://krdp.fm/" text:style-name="Internet_20_link" text:visited-style-name="Visited_20_Internet_20_Link">Katolickie Radio Diecezji P</text:a><text:a xlink:type="simple" xlink:href="http://krdp.fm/" text:style-name="Internet_20_link" text:visited-style-name="Visited_20_Internet_20_Link"><text:span text:style-name="T1">łockiej</text:span></text:a></text:p>
          </table:table-cell>
          <table:table-cell table:style-name="Tabela1.B2">
            <text:p text:style-name="P2"><draw:a xlink:type="simple" xlink:href="http://s1.slotex.pl:7760/listen.pls"><draw:frame draw:style-name="fr1" draw:name="Obraz257" text:anchor-type="as-char" svg:width="0.661cm" svg:height="0.661cm" draw:z-index="10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łock</text:p>
          </table:table-cell>
          <table:table-cell table:style-name="Tabela1.B2" office:value-type="float" office:value="0">
            <text:p text:style-name="P1"><text:a xlink:type="simple" xlink:href="https://radiorpl.fm/" text:style-name="Internet_20_link" text:visited-style-name="Visited_20_Internet_20_Link">Radio Płock FM</text:a></text:p>
          </table:table-cell>
          <table:table-cell table:style-name="Tabela1.B2">
            <text:p text:style-name="P2"><draw:a xlink:type="simple" xlink:href="http://radia2.inten.pl:8006/listen.pls"><draw:frame draw:style-name="fr1" draw:name="Obraz259" text:anchor-type="as-char" svg:width="0.661cm" svg:height="0.661cm" draw:z-index="10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łońsk</text:p>
          </table:table-cell>
          <table:table-cell table:style-name="Tabela1.B2" office:value-type="float" office:value="0">
            <text:p text:style-name="P1"><text:a xlink:type="simple" xlink:href="http://www.radioplonsk.pl/" text:style-name="Internet_20_link" text:visited-style-name="Visited_20_Internet_20_Link">Radio Płońsk</text:a></text:p>
          </table:table-cell>
          <table:table-cell table:style-name="Tabela1.B2">
            <text:p text:style-name="P2"><draw:a xlink:type="simple" xlink:href="http://stream.radioplonsk.pl:9360/listen.pls"><draw:frame draw:style-name="fr1" draw:name="Obraz261" text:anchor-type="as-char" svg:width="0.661cm" svg:height="0.661cm" draw:z-index="10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oznań</text:p>
          </table:table-cell>
          <table:table-cell table:style-name="Tabela1.B2" office:value-type="float" office:value="0">
            <text:p text:style-name="P1"><text:a xlink:type="simple" xlink:href="http://www.radiopogoda.pl/" text:style-name="Internet_20_link" text:visited-style-name="Visited_20_Internet_20_Link">Radio Pogoda 103,4 FM</text:a></text:p>
          </table:table-cell>
          <table:table-cell table:style-name="Tabela1.B2">
            <text:p text:style-name="P2"><draw:a xlink:type="simple" xlink:href="http://stream10.radioagora.pl/tuba138-1.mp3.m3u"><draw:frame draw:style-name="fr1" draw:name="Obraz264" text:anchor-type="as-char" svg:width="0.661cm" svg:height="0.661cm" draw:z-index="10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oznań</text:p>
          </table:table-cell>
          <table:table-cell table:style-name="Tabela1.B2" office:value-type="float" office:value="0">
            <text:p text:style-name="P1"><text:a xlink:type="simple" xlink:href="http://www.afera.com.pl/" text:style-name="Internet_20_link" text:visited-style-name="Visited_20_Internet_20_Link">Afera</text:a></text:p>
          </table:table-cell>
          <table:table-cell table:style-name="Tabela1.B2">
            <text:p text:style-name="P2"><draw:a xlink:type="simple" xlink:href="http://afera.com.pl/afera128.pls"><draw:frame draw:style-name="fr1" draw:name="Obraz266" text:anchor-type="as-char" svg:width="0.661cm" svg:height="0.661cm" draw:z-index="10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oznań</text:p>
          </table:table-cell>
          <table:table-cell table:style-name="Tabela1.B2" office:value-type="float" office:value="0">
            <text:p text:style-name="P1"><text:a xlink:type="simple" xlink:href="http://www.radioemaus.pl/" text:style-name="Internet_20_link" text:visited-style-name="Visited_20_Internet_20_Link">Emaus</text:a></text:p>
          </table:table-cell>
          <table:table-cell table:style-name="Tabela1.B2">
            <text:p text:style-name="P2"><draw:a xlink:type="simple" xlink:href="http://stream.radioemaus.pl:8000/mp3stream.m3u"><draw:frame draw:style-name="fr1" draw:name="Obraz268" text:anchor-type="as-char" svg:width="0.661cm" svg:height="0.661cm" draw:z-index="10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oznań</text:p>
          </table:table-cell>
          <table:table-cell table:style-name="Tabela1.B2" office:value-type="float" office:value="0">
            <text:p text:style-name="P1"><text:a xlink:type="simple" xlink:href="http://www.mcradio.pl/" text:style-name="Internet_20_link" text:visited-style-name="Visited_20_Internet_20_Link">MC Radio 102.7 FM</text:a></text:p>
          </table:table-cell>
          <table:table-cell table:style-name="Tabela1.B2">
            <text:p text:style-name="P2"><draw:a xlink:type="simple" xlink:href="http://stream4.nadaje.com:8624/mcradio.m3u"><draw:frame draw:style-name="fr1" draw:name="Obraz271" text:anchor-type="as-char" svg:width="0.661cm" svg:height="0.661cm" draw:z-index="10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oznań</text:p>
          </table:table-cell>
          <table:table-cell table:style-name="Tabela1.B2" office:value-type="float" office:value="0">
            <text:p text:style-name="P1"><text:a xlink:type="simple" xlink:href="http://radiopoznan.fm/" text:style-name="Internet_20_link" text:visited-style-name="Visited_20_Internet_20_Link">Radio Pozna</text:a><text:a xlink:type="simple" xlink:href="http://radiopoznan.fm/" text:style-name="Internet_20_link" text:visited-style-name="Visited_20_Internet_20_Link"><text:span text:style-name="T1">ń</text:span></text:a></text:p>
          </table:table-cell>
          <table:table-cell table:style-name="Tabela1.B2">
            <text:p text:style-name="P2"><draw:a xlink:type="simple" xlink:href="http://stream4.nadaje.com:8578/poznan.m3u"><draw:frame draw:style-name="fr1" draw:name="Obraz273" text:anchor-type="as-char" svg:width="0.661cm" svg:height="0.661cm" draw:z-index="11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Table_20_Contents">Pruszków</text:p>
          </table:table-cell>
          <table:table-cell table:style-name="Tabela1.B2" office:value-type="float" office:value="0">
            <text:p text:style-name="P1"><text:a xlink:type="simple" xlink:href="http://popradio.pl/" text:style-name="Internet_20_link" text:visited-style-name="Visited_20_Internet_20_Link">POP radio</text:a></text:p>
          </table:table-cell>
          <table:table-cell table:style-name="Tabela1.B2">
            <text:p text:style-name="P2"><draw:a xlink:type="simple" xlink:href="http://popradio.pl/popradio.m3u"><draw:frame draw:style-name="fr1" draw:name="Obraz275" text:anchor-type="as-char" svg:width="0.661cm" svg:height="0.661cm" draw:z-index="11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4">
          <table:table-cell table:style-name="Tabela1.A2" office:value-type="string">
            <text:p text:style-name="P1">Przemyśl - Jarosław - Krosno</text:p>
          </table:table-cell>
          <table:table-cell table:style-name="Tabela1.B2" office:value-type="float" office:value="0">
            <text:p text:style-name="P1"><text:a xlink:type="simple" xlink:href="https://www.facebook.com/radiofara/" text:style-name="Internet_20_link" text:visited-style-name="Visited_20_Internet_20_Link">Fara</text:a></text:p>
          </table:table-cell>
          <table:table-cell table:style-name="Tabela1.B2">
            <text:p text:style-name="P2"><draw:a xlink:type="simple" xlink:href="http://62.133.128.22:8000/listen.pls"><draw:frame draw:style-name="fr1" draw:name="Obraz278" text:anchor-type="as-char" svg:width="0.661cm" svg:height="0.661cm" draw:z-index="11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Puławy</text:p>
          </table:table-cell>
          <table:table-cell table:style-name="Tabela1.B2" office:value-type="float" office:value="0">
            <text:p text:style-name="P1"><text:a xlink:type="simple" xlink:href="https://pulawy24.pl/" text:style-name="Internet_20_link" text:visited-style-name="Visited_20_Internet_20_Link">Radio </text:a><text:a xlink:type="simple" xlink:href="https://pulawy24.pl/" text:style-name="Internet_20_link" text:visited-style-name="Visited_20_Internet_20_Link">Impuls</text:a></text:p>
          </table:table-cell>
          <table:table-cell table:style-name="Tabela1.B2">
            <text:p text:style-name="P2"><draw:a xlink:type="simple" xlink:href="http://93.175.164.60:48000/stream.m3u"><draw:frame draw:style-name="fr1" draw:name="Obraz280" text:anchor-type="as-char" svg:width="0.661cm" svg:height="0.661cm" draw:z-index="11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Racibórz</text:p>
          </table:table-cell>
          <table:table-cell table:style-name="Tabela1.B2" office:value-type="float" office:value="0">
            <text:p text:style-name="P1"><text:a xlink:type="simple" xlink:href="http://www.vanessa.fm/" text:style-name="Internet_20_link" text:visited-style-name="Visited_20_Internet_20_Link">Vanessa</text:a></text:p>
          </table:table-cell>
          <table:table-cell table:style-name="Tabela1.B2">
            <text:p text:style-name="P2"><draw:a xlink:type="simple" xlink:href="http://www.vanessa.fm/RV_online.m3u"><draw:frame draw:style-name="fr1" draw:name="Obraz282" text:anchor-type="as-char" svg:width="0.661cm" svg:height="0.661cm" draw:z-index="11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Radom</text:p>
          </table:table-cell>
          <table:table-cell table:style-name="Tabela1.B2" office:value-type="float" office:value="0">
            <text:p text:style-name="P1"><text:a xlink:type="simple" xlink:href="http://radom.radioplus.pl/" text:style-name="Internet_20_link" text:visited-style-name="Visited_20_Internet_20_Link">Plus Radom</text:a></text:p>
          </table:table-cell>
          <table:table-cell table:style-name="Tabela1.B2">
            <text:p text:style-name="P2"><draw:a xlink:type="simple" xlink:href="http://plus-radom-01.eurozet.pl:8500/listen.pls"><draw:frame draw:style-name="fr1" draw:name="Obraz285" text:anchor-type="as-char" svg:width="0.661cm" svg:height="0.661cm" draw:z-index="11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Radom</text:p>
          </table:table-cell>
          <table:table-cell table:style-name="Tabela1.B2" office:value-type="float" office:value="0">
            <text:p text:style-name="P1"><text:a xlink:type="simple" xlink:href="https://radioradom.pl/" text:style-name="Internet_20_link" text:visited-style-name="Visited_20_Internet_20_Link">Radio Radom</text:a></text:p>
          </table:table-cell>
          <table:table-cell table:style-name="Tabela1.B2">
            <text:p text:style-name="P2"><draw:a xlink:type="simple" xlink:href="http://stream6.nadaje.com:15292/radioradompl.m3u"><draw:frame draw:style-name="fr1" draw:name="Obraz287" text:anchor-type="as-char" svg:width="0.661cm" svg:height="0.661cm" draw:z-index="11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Radom</text:p>
          </table:table-cell>
          <table:table-cell table:style-name="Tabela1.B2" office:value-type="float" office:value="0">
            <text:p text:style-name="P1"><text:a xlink:type="simple" xlink:href="http://www.radiorekord.pl/" text:style-name="Internet_20_link" text:visited-style-name="Visited_20_Internet_20_Link">Rekord FM</text:a></text:p>
          </table:table-cell>
          <table:table-cell table:style-name="Tabela1.B2">
            <text:p text:style-name="P2"><draw:a xlink:type="simple" xlink:href="http://stream2.nadaje.com:8108/listen.pls"><draw:frame draw:style-name="fr1" draw:name="Obraz289" text:anchor-type="as-char" svg:width="0.661cm" svg:height="0.661cm" draw:z-index="11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Rybnik</text:p>
          </table:table-cell>
          <table:table-cell table:style-name="Tabela1.B2" office:value-type="float" office:value="0">
            <text:p text:style-name="P1"><text:a xlink:type="simple" xlink:href="http://www.radio90.pl/" text:style-name="Internet_20_link" text:visited-style-name="Visited_20_Internet_20_Link">90 FM</text:a></text:p>
          </table:table-cell>
          <table:table-cell table:style-name="Tabela1.B2">
            <text:p text:style-name="P2"><draw:a xlink:type="simple" xlink:href="http://www.radiostacje.com/shortcuts/radio90fm.m3u"><draw:frame draw:style-name="fr1" draw:name="Obraz291" text:anchor-type="as-char" svg:width="0.661cm" svg:height="0.661cm" draw:z-index="11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Rzeszów</text:p>
          </table:table-cell>
          <table:table-cell table:style-name="Tabela1.B2" office:value-type="float" office:value="0">
            <text:p text:style-name="P1"><text:a xlink:type="simple" xlink:href="http://www.radiocentrum.pl/" text:style-name="Internet_20_link" text:visited-style-name="Visited_20_Internet_20_Link">Akademickie Radio Centrum</text:a></text:p>
          </table:table-cell>
          <table:table-cell table:style-name="Tabela1.B2">
            <text:p text:style-name="P2"><draw:a xlink:type="simple" xlink:href="http://62.93.41.27:8000/listen.pls"><draw:frame draw:style-name="fr1" draw:name="Obraz293" text:anchor-type="as-char" svg:width="0.661cm" svg:height="0.661cm" draw:z-index="11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Rzeszów</text:p>
          </table:table-cell>
          <table:table-cell table:style-name="Tabela1.B2" office:value-type="float" office:value="0">
            <text:p text:style-name="P1"><text:a xlink:type="simple" xlink:href="http://www.radio.rzeszow.pl/" text:style-name="Internet_20_link" text:visited-style-name="Visited_20_Internet_20_Link">Polskie Radio Rzeszów</text:a></text:p>
          </table:table-cell>
          <table:table-cell table:style-name="Tabela1.B2">
            <text:p text:style-name="P2"><draw:a xlink:type="simple" xlink:href="http://www.radiostacje.com/shortcuts/rzeszow.m3u"><draw:frame draw:style-name="fr1" draw:name="Obraz296" text:anchor-type="as-char" svg:width="0.661cm" svg:height="0.661cm" draw:z-index="12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Rzeszów</text:p>
          </table:table-cell>
          <table:table-cell table:style-name="Tabela1.B2" office:value-type="float" office:value="0">
            <text:p text:style-name="P1"><text:a xlink:type="simple" xlink:href="http://www.radiovia.com.pl/" text:style-name="Internet_20_link" text:visited-style-name="Visited_20_Internet_20_Link">Katolickie Radio Via</text:a></text:p>
          </table:table-cell>
          <table:table-cell table:style-name="Tabela1.B2">
            <text:p text:style-name="P2"><draw:a xlink:type="simple" xlink:href="http://62.133.128.18:8040/listen.pls"><draw:frame draw:style-name="fr1" draw:name="Obraz298" text:anchor-type="as-char" svg:width="0.661cm" svg:height="0.661cm" draw:z-index="12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Siedlce</text:p>
          </table:table-cell>
          <table:table-cell table:style-name="Tabela1.B2" office:value-type="float" office:value="0">
            <text:p text:style-name="P1"><text:a xlink:type="simple" xlink:href="http://www.radiopodlasie.pl/" text:style-name="Internet_20_link" text:visited-style-name="Visited_20_Internet_20_Link">Katolickie Radio Podlasie</text:a></text:p>
          </table:table-cell>
          <table:table-cell table:style-name="Tabela1.B2">
            <text:p text:style-name="P2"><draw:a xlink:type="simple" xlink:href="http://s1.slotex.pl:7038/listen.pls"><draw:frame draw:style-name="fr1" draw:name="Obraz301" text:anchor-type="as-char" svg:width="0.661cm" svg:height="0.661cm" draw:z-index="12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Skierniewice</text:p>
          </table:table-cell>
          <table:table-cell table:style-name="Tabela1.B2" office:value-type="float" office:value="0">
            <text:p text:style-name="P1"><text:a xlink:type="simple" xlink:href="http://radiorsc.pl/" text:style-name="Internet_20_link" text:visited-style-name="Visited_20_Internet_20_Link">RSC</text:a></text:p>
          </table:table-cell>
          <table:table-cell table:style-name="Tabela1.B2">
            <text:p text:style-name="P2"><draw:a xlink:type="simple" xlink:href="http://stream.nadaje.com:8054/listen.pls"><draw:frame draw:style-name="fr1" draw:name="Obraz303" text:anchor-type="as-char" svg:width="0.661cm" svg:height="0.661cm" draw:z-index="12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Sieradz</text:p>
          </table:table-cell>
          <table:table-cell table:style-name="Tabela1.B2" office:value-type="float" office:value="0">
            <text:p text:style-name="P1"><text:a xlink:type="simple" xlink:href="http://www.nasze.fm/" text:style-name="Internet_20_link" text:visited-style-name="Visited_20_Internet_20_Link">Nasze Radio</text:a></text:p>
          </table:table-cell>
          <table:table-cell table:style-name="Tabela1.B2">
            <text:p text:style-name="P2"><draw:a xlink:type="simple" xlink:href="http://www.nasze.fm/net/NaszeRadio.m3u"><draw:frame draw:style-name="fr1" draw:name="Obraz305" text:anchor-type="as-char" svg:width="0.661cm" svg:height="0.661cm" draw:z-index="12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komielna Czarna</text:p>
          </table:table-cell>
          <table:table-cell table:style-name="Tabela1.B2" office:value-type="float" office:value="0">
            <text:p text:style-name="P1"><text:a xlink:type="simple" xlink:href="http://www.radioainkarim.pl/" text:style-name="Internet_20_link" text:visited-style-name="Visited_20_Internet_20_Link">Ain Karim</text:a></text:p>
          </table:table-cell>
          <table:table-cell table:style-name="Tabela1.B2">
            <text:p text:style-name="P2"><draw:a xlink:type="simple" xlink:href="http://www.radiostacje.com/shortcuts/ainkarim.m3u"><draw:frame draw:style-name="fr1" draw:name="Obraz307" text:anchor-type="as-char" svg:width="0.661cm" svg:height="0.661cm" draw:z-index="12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łupsk</text:p>
          </table:table-cell>
          <table:table-cell table:style-name="Tabela1.B2" office:value-type="float" office:value="0">
            <text:p text:style-name="P1"><text:a xlink:type="simple" xlink:href="http://www.radiofama.com.pl/" text:style-name="Internet_20_link" text:visited-style-name="Visited_20_Internet_20_Link">Fama Słupsk</text:a></text:p>
          </table:table-cell>
          <table:table-cell table:style-name="Tabela1.B2">
            <text:p text:style-name="P2"><draw:a xlink:type="simple" xlink:href="http://stream3.nadaje.com:9024/listen.pls"><draw:frame draw:style-name="fr1" draw:name="Obraz309" text:anchor-type="as-char" svg:width="0.661cm" svg:height="0.661cm" draw:z-index="12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łupsk</text:p>
          </table:table-cell>
          <table:table-cell table:style-name="Tabela1.B2" office:value-type="float" office:value="0">
            <text:p text:style-name="P1"><text:a xlink:type="simple" xlink:href="http://www.radioslupsk.pl/pl" text:style-name="Internet_20_link" text:visited-style-name="Visited_20_Internet_20_Link">Radio Słupsk</text:a></text:p>
          </table:table-cell>
          <table:table-cell table:style-name="Tabela1.B2">
            <text:p text:style-name="P2"><draw:a xlink:type="simple" xlink:href="http://91.232.4.33:8240/listen.pls"><draw:frame draw:style-name="fr1" draw:name="Obraz311" text:anchor-type="as-char" svg:width="0.661cm" svg:height="0.661cm" draw:z-index="12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ochaczew</text:p>
          </table:table-cell>
          <table:table-cell table:style-name="Tabela1.B2" office:value-type="float" office:value="0">
            <text:p text:style-name="P1"><text:a xlink:type="simple" xlink:href="http://radiosochaczew.pl/" text:style-name="Internet_20_link" text:visited-style-name="Visited_20_Internet_20_Link">Radio Sochaczew</text:a></text:p>
          </table:table-cell>
          <table:table-cell table:style-name="Tabela1.B2">
            <text:p text:style-name="P2"><draw:a xlink:type="simple" xlink:href="http://37.130.30.166:8000/listen.pls"><draw:frame draw:style-name="fr1" draw:name="Obraz313" text:anchor-type="as-char" svg:width="0.661cm" svg:height="0.661cm" draw:z-index="12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tadniki</text:p>
          </table:table-cell>
          <table:table-cell table:style-name="Tabela1.B2" office:value-type="float" office:value="0">
            <text:p text:style-name="P1"><text:a xlink:type="simple" xlink:href="http://radioprofeto.pl/" text:style-name="Internet_20_link" text:visited-style-name="Visited_20_Internet_20_Link">Radio Profeto 92,1 FM</text:a></text:p>
          </table:table-cell>
          <table:table-cell table:style-name="Tabela1.B2">
            <text:p text:style-name="P2"><draw:a xlink:type="simple" xlink:href="http://www.radiostacje.com/shortcuts/profeto.m3u"><draw:frame draw:style-name="fr1" draw:name="Obraz315" text:anchor-type="as-char" svg:width="0.661cm" svg:height="0.661cm" draw:z-index="12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targard Szczeci<text:span text:style-name="T1">ński</text:span></text:p>
          </table:table-cell>
          <table:table-cell table:style-name="Tabela1.B2" office:value-type="float" office:value="0">
            <text:p text:style-name="P1"><text:a xlink:type="simple" xlink:href="http://twojeradio.fm/" text:style-name="Internet_20_link" text:visited-style-name="Visited_20_Internet_20_Link">Twoje Radio</text:a></text:p>
          </table:table-cell>
          <table:table-cell table:style-name="Tabela1.B2">
            <text:p text:style-name="P2"><draw:a xlink:type="simple" xlink:href="http://51.77.59.65:8000/stream.ogg.m3u"><draw:frame draw:style-name="fr1" draw:name="Obraz318" text:anchor-type="as-char" svg:width="0.661cm" svg:height="0.661cm" draw:z-index="13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tarogard Gda<text:span text:style-name="T1">ński</text:span></text:p>
          </table:table-cell>
          <table:table-cell table:style-name="Tabela1.B2" office:value-type="float" office:value="0">
            <text:p text:style-name="P1"><text:a xlink:type="simple" xlink:href="http://radiostarogard.fm/" text:style-name="Internet_20_link" text:visited-style-name="Visited_20_Internet_20_Link">Radio Starogard</text:a></text:p>
          </table:table-cell>
          <table:table-cell table:style-name="Tabela1.B2">
            <text:p text:style-name="P2"><draw:a xlink:type="simple" xlink:href="http://www.radiostacje.com/shortcuts/starogard.m3u"><draw:frame draw:style-name="fr1" draw:name="Obraz320" text:anchor-type="as-char" svg:width="0.661cm" svg:height="0.661cm" draw:z-index="13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Suwałki</text:p>
          </table:table-cell>
          <table:table-cell table:style-name="Tabela1.B2" office:value-type="float" office:value="0">
            <text:p text:style-name="P1"><text:a xlink:type="simple" xlink:href="http://www.radio5.com.pl/" text:style-name="Internet_20_link" text:visited-style-name="Visited_20_Internet_20_Link">5 Suwa</text:a><text:a xlink:type="simple" xlink:href="http://www.radio5.com.pl/" text:style-name="Internet_20_link" text:visited-style-name="Visited_20_Internet_20_Link"><text:span text:style-name="T1">ł</text:span></text:a><text:a xlink:type="simple" xlink:href="http://www.radio5.com.pl/" text:style-name="Internet_20_link" text:visited-style-name="Visited_20_Internet_20_Link">ki</text:a></text:p>
          </table:table-cell>
          <table:table-cell table:style-name="Tabela1.B2">
            <text:p text:style-name="P2"><draw:a xlink:type="simple" xlink:href="http://www.radiostacje.com/shortcuts/5suwalki.m3u"><draw:frame draw:style-name="fr1" draw:name="Obraz322" text:anchor-type="as-char" svg:width="0.661cm" svg:height="0.661cm" draw:z-index="13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Szczecin</text:p>
          </table:table-cell>
          <table:table-cell table:style-name="Tabela1.B2" office:value-type="float" office:value="0">
            <text:p text:style-name="P1"><text:a xlink:type="simple" xlink:href="http://www.radioszczecin.pl/" text:style-name="Internet_20_link" text:visited-style-name="Visited_20_Internet_20_Link">Polskie Radio Szczecin</text:a></text:p>
          </table:table-cell>
          <table:table-cell table:style-name="Tabela1.B2">
            <text:p text:style-name="P2"><draw:a xlink:type="simple" xlink:href="http://www.radioszczecin.pl/prs.m3u"><draw:frame draw:style-name="fr1" draw:name="Obraz326" text:anchor-type="as-char" svg:width="0.661cm" svg:height="0.661cm" draw:z-index="13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Szczecin</text:p>
          </table:table-cell>
          <table:table-cell table:style-name="Tabela1.B136" office:value-type="string">
            <text:p text:style-name="P1"><text:a xlink:type="simple" xlink:href="http://radioszczecinextra.pl/" text:style-name="Internet_20_link" text:visited-style-name="Visited_20_Internet_20_Link">Radio Szczecin Extra</text:a></text:p>
          </table:table-cell>
          <table:table-cell table:style-name="Tabela1.B2">
            <text:p text:style-name="P2"><draw:a xlink:type="simple" xlink:href="http://stream3.nadaje.com:8200/szczecinfm.m3u"><draw:frame draw:style-name="fr1" draw:name="Obraz328" text:anchor-type="as-char" svg:width="0.661cm" svg:height="0.661cm" draw:z-index="13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Szczecin</text:p>
          </table:table-cell>
          <table:table-cell table:style-name="Tabela1.B2" office:value-type="float" office:value="0">
            <text:p text:style-name="P1"><text:a xlink:type="simple" xlink:href="http://www.super.fm/" text:style-name="Internet_20_link" text:visited-style-name="Visited_20_Internet_20_Link">Radio Super FM</text:a></text:p>
          </table:table-cell>
          <table:table-cell table:style-name="Tabela1.B2">
            <text:p text:style-name="P2"><draw:a xlink:type="simple" xlink:href="http://stream.super.fm:8000/superfm.mp3.m3u"><draw:frame draw:style-name="fr1" draw:name="Obraz330" text:anchor-type="as-char" svg:width="0.661cm" svg:height="0.661cm" draw:z-index="13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38">
          <table:table-cell table:style-name="Tabela1.A2" office:value-type="string">
            <text:p text:style-name="P1">Tarnobrzeg</text:p>
          </table:table-cell>
          <table:table-cell table:style-name="Tabela1.B2" office:value-type="float" office:value="0">
            <text:p text:style-name="P1"><text:a xlink:type="simple" xlink:href="http://www.leliwa.pl/" text:style-name="Internet_20_link" text:visited-style-name="Visited_20_Internet_20_Link">Leliwa</text:a></text:p>
          </table:table-cell>
          <table:table-cell table:style-name="Tabela1.B2">
            <text:p text:style-name="P2"><draw:a xlink:type="simple" xlink:href="http://stream2.nadaje.com:8054/listen.pls"><draw:frame draw:style-name="fr1" draw:name="Obraz333" text:anchor-type="as-char" svg:width="0.661cm" svg:height="0.661cm" draw:z-index="13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Tarnów</text:p>
          </table:table-cell>
          <table:table-cell table:style-name="Tabela1.B139" office:value-type="string">
            <text:p text:style-name="P1"><text:a xlink:type="simple" xlink:href="http://www.radiokrakow.pl/" text:style-name="Internet_20_link" text:visited-style-name="Visited_20_Internet_20_Link">Polskie Radio Kraków</text:a></text:p>
          </table:table-cell>
          <table:table-cell table:style-name="Tabela1.B2">
            <text:p text:style-name="P2"><draw:a xlink:type="simple" xlink:href="http://stream3.nadaje.com:9118/radiokrakow.m3u"><draw:frame draw:style-name="fr1" draw:name="Obraz336" text:anchor-type="as-char" svg:width="0.661cm" svg:height="0.661cm" draw:z-index="13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Tarnów</text:p>
          </table:table-cell>
          <table:table-cell table:style-name="Tabela1.B2" office:value-type="float" office:value="0">
            <text:p text:style-name="P1"><text:a xlink:type="simple" xlink:href="http://www.rdn.pl/" text:style-name="Internet_20_link" text:visited-style-name="Visited_20_Internet_20_Link">RDN Małopolska</text:a></text:p>
          </table:table-cell>
          <table:table-cell table:style-name="Tabela1.B2">
            <text:p text:style-name="P2"><draw:a xlink:type="simple" xlink:href="http://rdn.pl:8002/listen.pls"><draw:frame draw:style-name="fr1" draw:name="Obraz338" text:anchor-type="as-char" svg:width="0.661cm" svg:height="0.661cm" draw:z-index="13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Tczew</text:p>
          </table:table-cell>
          <table:table-cell table:style-name="Tabela1.B2" office:value-type="float" office:value="0">
            <text:p text:style-name="P1"><text:a xlink:type="simple" xlink:href="http://www.radiotczew.pl/" text:style-name="Internet_20_link" text:visited-style-name="Visited_20_Internet_20_Link">Radio Tczew</text:a></text:p>
          </table:table-cell>
          <table:table-cell table:style-name="Tabela1.B2">
            <text:p text:style-name="P2"><draw:a xlink:type="simple" xlink:href="http://195.191.180.5:8000/live.m3u"><draw:frame draw:style-name="fr1" draw:name="Obraz340" text:anchor-type="as-char" svg:width="0.661cm" svg:height="0.661cm" draw:z-index="13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38">
          <table:table-cell table:style-name="Tabela1.A2" office:value-type="string">
            <text:p text:style-name="P1">Tomaszów</text:p>
          </table:table-cell>
          <table:table-cell table:style-name="Tabela1.B2" office:value-type="float" office:value="0">
            <text:p text:style-name="P1"><text:a xlink:type="simple" xlink:href="http://www.radiofama.com.pl/" text:style-name="Internet_20_link" text:visited-style-name="Visited_20_Internet_20_Link">Fama Tomaszów</text:a></text:p>
          </table:table-cell>
          <table:table-cell table:style-name="Tabela1.B2">
            <text:p text:style-name="P2"><draw:a xlink:type="simple" xlink:href="http://stream2.nadaje.com:8078/listen.pls"><draw:frame draw:style-name="fr1" draw:name="Obraz342" text:anchor-type="as-char" svg:width="0.661cm" svg:height="0.661cm" draw:z-index="14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Toruń</text:p>
          </table:table-cell>
          <table:table-cell table:style-name="Tabela1.B2" office:value-type="float" office:value="0">
            <text:p text:style-name="P1"><text:a xlink:type="simple" xlink:href="https://gra.fm/" text:style-name="Internet_20_link" text:visited-style-name="Visited_20_Internet_20_Link">Gra Toruń</text:a></text:p>
          </table:table-cell>
          <table:table-cell table:style-name="Tabela1.B2">
            <text:p text:style-name="P2"><draw:a xlink:type="simple" xlink:href="http://www.rmfon.pl/n/radiogra.pls"><draw:frame draw:style-name="fr1" draw:name="Obraz345" text:anchor-type="as-char" svg:width="0.661cm" svg:height="0.661cm" draw:z-index="14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44">
          <table:table-cell table:style-name="Tabela1.A2" office:value-type="string">
            <text:p text:style-name="P1">Toruń</text:p>
          </table:table-cell>
          <table:table-cell table:style-name="Tabela1.B2" office:value-type="float" office:value="0">
            <text:p text:style-name="P1"><text:a xlink:type="simple" xlink:href="http://www.radiomaryja.pl/" text:style-name="Internet_20_link" text:visited-style-name="Visited_20_Internet_20_Link">Maryja</text:a></text:p>
          </table:table-cell>
          <table:table-cell table:style-name="Tabela1.C144" office:value-type="string">
            <text:p text:style-name="P2"><draw:a xlink:type="simple" xlink:href="http://www.radiostacje.com/shortcuts/radiomaryja.m3u"><draw:frame draw:style-name="fr1" draw:name="Obraz349" text:anchor-type="as-char" svg:width="0.661cm" svg:height="0.661cm" draw:z-index="14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Vilnius</text:p>
          </table:table-cell>
          <table:table-cell table:style-name="Tabela1.B2" office:value-type="float" office:value="0">
            <text:p text:style-name="P1"><text:a xlink:type="simple" xlink:href="http://www.znadwilii.lt/" text:style-name="Internet_20_link" text:visited-style-name="Visited_20_Internet_20_Link">Znad Wilii</text:a></text:p>
          </table:table-cell>
          <table:table-cell table:style-name="Tabela1.B2">
            <text:p text:style-name="P2"><draw:a xlink:type="simple" xlink:href="http://www.radiostacje.com/shortcuts/znadwilii.m3u"><draw:frame draw:style-name="fr1" draw:name="Obraz351" text:anchor-type="as-char" svg:width="0.661cm" svg:height="0.661cm" draw:z-index="14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antyradio.pl/" text:style-name="Internet_20_link" text:visited-style-name="Visited_20_Internet_20_Link">Antyradio</text:a></text:p>
          </table:table-cell>
          <table:table-cell table:style-name="Tabela1.B2">
            <text:p text:style-name="P2"><draw:a xlink:type="simple" xlink:href="http://ant-waw-02.cdn.eurozet.pl:8602/listen.pls"><draw:frame draw:style-name="fr1" draw:name="Obraz354" text:anchor-type="as-char" svg:width="0.661cm" svg:height="0.661cm" draw:z-index="14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arszawa</text:p>
          </table:table-cell>
          <table:table-cell table:style-name="Tabela1.B147" office:value-type="string">
            <text:p text:style-name="P1"><text:a xlink:type="simple" xlink:href="https://bezpiecznapodroz.org/" text:style-name="Internet_20_link" text:visited-style-name="Visited_20_Internet_20_Link">Radio Bezpieczna Podróż</text:a></text:p>
          </table:table-cell>
          <table:table-cell table:style-name="Tabela1.B2">
            <text:p text:style-name="P2"><draw:a xlink:type="simple" xlink:href="http://www.radiostacje.com/shortcuts/rbp.m3u"><draw:frame draw:style-name="fr1" draw:name="Obraz356" text:anchor-type="as-char" svg:width="0.661cm" svg:height="0.661cm" draw:z-index="14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jutrzenka.waw.pl/" text:style-name="Internet_20_link" text:visited-style-name="Visited_20_Internet_20_Link">Jutrzenka</text:a></text:p>
          </table:table-cell>
          <table:table-cell table:style-name="Tabela1.B2">
            <text:p text:style-name="P2"><draw:a xlink:type="simple" xlink:href="http://sluchaj.radiojutrzenka.waw.pl:12854/test.m3u"><draw:frame draw:style-name="fr1" draw:name="Obraz360" text:anchor-type="as-char" svg:width="0.661cm" svg:height="0.661cm" draw:z-index="14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kampus.waw.pl/" text:style-name="Internet_20_link" text:visited-style-name="Visited_20_Internet_20_Link">Akademickie Radio Kampus</text:a></text:p>
          </table:table-cell>
          <table:table-cell table:style-name="Tabela1.B2">
            <text:p text:style-name="P2"><draw:a xlink:type="simple" xlink:href="http://193.0.98.66:8002/listen.pls"><draw:frame draw:style-name="fr1" draw:name="Obraz362" text:anchor-type="as-char" svg:width="0.661cm" svg:height="0.661cm" draw:z-index="14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kolor.pl/" text:style-name="Internet_20_link" text:visited-style-name="Visited_20_Internet_20_Link">Kolor 103 FM</text:a></text:p>
          </table:table-cell>
          <table:table-cell table:style-name="Tabela1.B2">
            <text:p text:style-name="P2"><draw:a xlink:type="simple" xlink:href="http://radiokolor.pl/sluchaj.m3u"><draw:frame draw:style-name="fr1" draw:name="Obraz364" text:anchor-type="as-char" svg:width="0.661cm" svg:height="0.661cm" draw:z-index="14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meloradio.pl/" text:style-name="Internet_20_link" text:visited-style-name="Visited_20_Internet_20_Link">MeloRadio</text:a></text:p>
          </table:table-cell>
          <table:table-cell table:style-name="Tabela1.B2">
            <text:p text:style-name="P2"><draw:a xlink:type="simple" xlink:href="http://www.radiostacje.com/shortcuts/meloradio.pls"><draw:frame draw:style-name="fr1" draw:name="Obraz366" text:anchor-type="as-char" svg:width="0.661cm" svg:height="0.661cm" draw:z-index="14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muzo.fm/" text:style-name="Internet_20_link" text:visited-style-name="Visited_20_Internet_20_Link">Muzo.fm</text:a></text:p>
          </table:table-cell>
          <table:table-cell table:style-name="Tabela1.B2">
            <text:p text:style-name="P2"><draw:a xlink:type="simple" xlink:href="http://www.radiostacje.com/shortcuts/muzofm.m3u"><draw:frame draw:style-name="fr1" draw:name="Obraz368" text:anchor-type="as-char" svg:width="0.661cm" svg:height="0.661cm" draw:z-index="15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pogoda.pl/" text:style-name="Internet_20_link" text:visited-style-name="Visited_20_Internet_20_Link">Radio Pogoda 88,4 FM</text:a></text:p>
          </table:table-cell>
          <table:table-cell table:style-name="Tabela1.B2">
            <text:p text:style-name="P2"><draw:a xlink:type="simple" xlink:href="http://stream10.radioagora.pl/tuba38-1.mp3.m3u"><draw:frame draw:style-name="fr1" draw:name="Obraz370" text:anchor-type="as-char" svg:width="0.661cm" svg:height="0.661cm" draw:z-index="15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arszawa.radioplus.pl/" text:style-name="Internet_20_link" text:visited-style-name="Visited_20_Internet_20_Link">Plus Warszawa</text:a></text:p>
          </table:table-cell>
          <table:table-cell table:style-name="Tabela1.B2">
            <text:p text:style-name="P2"><draw:a xlink:type="simple" xlink:href="http://plu-waw.cdn.eurozet.pl:8318/listen.pls"><draw:frame draw:style-name="fr1" draw:name="Obraz373" text:anchor-type="as-char" svg:width="0.661cm" svg:height="0.661cm" draw:z-index="15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polskieradio.pl/7,Jedynka" text:style-name="Internet_20_link" text:visited-style-name="Visited_20_Internet_20_Link">Polskie Radio Program 1</text:a></text:p>
          </table:table-cell>
          <table:table-cell table:style-name="Tabela1.C155" office:value-type="string">
            <text:p text:style-name="P2"><draw:a xlink:type="simple" xlink:href="http://stream3.polskieradio.pl:8900/listen.pls"><draw:frame draw:style-name="fr1" draw:name="Obraz376" text:anchor-type="as-char" svg:width="0.661cm" svg:height="0.661cm" draw:z-index="15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polskieradio.pl/8,Dwojka" text:style-name="Internet_20_link" text:visited-style-name="Visited_20_Internet_20_Link">Polskie Radio Program 2</text:a></text:p>
          </table:table-cell>
          <table:table-cell table:style-name="Tabela1.C156" office:value-type="string">
            <text:p text:style-name="P2"><draw:a xlink:type="simple" xlink:href="http://stream3.polskieradio.pl:8902/listen.pls"><draw:frame draw:style-name="fr1" draw:name="Obraz379" text:anchor-type="as-char" svg:width="0.661cm" svg:height="0.661cm" draw:z-index="15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polskieradio.pl/9,Trojka" text:style-name="Internet_20_link" text:visited-style-name="Visited_20_Internet_20_Link">Polskie Radio Trójka</text:a></text:p>
          </table:table-cell>
          <table:table-cell table:style-name="Tabela1.C157" office:value-type="string">
            <text:p text:style-name="P2"><draw:a xlink:type="simple" xlink:href="http://stream3.polskieradio.pl:8904/listen.pls"><draw:frame draw:style-name="fr1" draw:name="Obraz382" text:anchor-type="as-char" svg:width="0.661cm" svg:height="0.661cm" draw:z-index="15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Warszawa</text:p>
          </table:table-cell>
          <table:table-cell table:style-name="Tabela1.B158" office:value-type="string">
            <text:p text:style-name="P1"><text:a xlink:type="simple" xlink:href="http://www.polskieradio.pl/10,Czworka" text:style-name="Internet_20_link" text:visited-style-name="Visited_20_Internet_20_Link">Polskie Radio Czwórka</text:a></text:p>
          </table:table-cell>
          <table:table-cell table:style-name="Tabela1.C158" office:value-type="string">
            <text:p text:style-name="P2"><draw:a xlink:type="simple" xlink:href="http://stream3.polskieradio.pl:8906/listen.pls"><draw:frame draw:style-name="fr1" draw:name="Obraz386" text:anchor-type="as-char" svg:width="0.661cm" svg:height="0.661cm" draw:z-index="15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polskieradio24.pl/" text:style-name="Internet_20_link" text:visited-style-name="Visited_20_Internet_20_Link">Polskie Radio 24</text:a></text:p>
          </table:table-cell>
          <table:table-cell table:style-name="Tabela1.B2">
            <text:p text:style-name="P2"><draw:a xlink:type="simple" xlink:href="http://www.radiostacje.com/shortcuts/polskieradio24.m3u"><draw:frame draw:style-name="fr1" draw:name="Obraz388" text:anchor-type="as-char" svg:width="0.661cm" svg:height="0.661cm" draw:z-index="15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Warszawa</text:p>
          </table:table-cell>
          <table:table-cell table:style-name="Tabela1.B160" office:value-type="string">
            <text:p text:style-name="P1"><text:a xlink:type="simple" xlink:href="http://www.polskieradio.pl/326" text:style-name="Internet_20_link" text:visited-style-name="Visited_20_Internet_20_Link">Polskie Radio Chopin</text:a></text:p>
          </table:table-cell>
          <table:table-cell table:style-name="Tabela1.B2">
            <text:p text:style-name="P2"><draw:a xlink:type="simple" xlink:href="http://stream3.polskieradio.pl:8910/listen.pls"><draw:frame draw:style-name="fr1" draw:name="Obraz390" text:anchor-type="as-char" svg:width="0.661cm" svg:height="0.661cm" draw:z-index="15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Warszawa</text:p>
          </table:table-cell>
          <table:table-cell table:style-name="Tabela1.B161" office:value-type="string">
            <text:p text:style-name="P1"><text:a xlink:type="simple" xlink:href="https://radiokierowcow.pl/" text:style-name="Internet_20_link" text:visited-style-name="Visited_20_Internet_20_Link">Polskie Radio Kierowc</text:a><text:a xlink:type="simple" xlink:href="https://radiokierowcow.pl/" text:style-name="Internet_20_link" text:visited-style-name="Visited_20_Internet_20_Link"><text:span text:style-name="T1">ów</text:span></text:a></text:p>
          </table:table-cell>
          <table:table-cell table:style-name="Tabela1.B2">
            <text:p text:style-name="P2"><draw:a xlink:type="simple" xlink:href="http://www.radiostacje.com/shortcuts/prkierowcow.m3u"><draw:frame draw:style-name="fr1" draw:name="Obraz392" text:anchor-type="as-char" svg:width="0.661cm" svg:height="0.661cm" draw:z-index="15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Warszawa</text:p>
          </table:table-cell>
          <table:table-cell table:style-name="Tabela1.B162" office:value-type="string">
            <text:p text:style-name="P1"><text:a xlink:type="simple" xlink:href="http://www.polskieradio.pl/18,Radio-dzieciom" text:style-name="Internet_20_link" text:visited-style-name="Visited_20_Internet_20_Link">Radio Dzieciom</text:a></text:p>
          </table:table-cell>
          <table:table-cell table:style-name="Tabela1.B2">
            <text:p text:style-name="P2"><draw:a xlink:type="simple" xlink:href="http://stream3.polskieradio.pl:8916/listen.pls"><draw:frame draw:style-name="fr1" draw:name="Obraz394" text:anchor-type="as-char" svg:width="0.661cm" svg:height="0.661cm" draw:z-index="16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dc.pl/" text:style-name="Internet_20_link" text:visited-style-name="Visited_20_Internet_20_Link">RDC - Radio Dla Ciebie</text:a></text:p>
          </table:table-cell>
          <table:table-cell table:style-name="Tabela1.B2">
            <text:p text:style-name="P2"><draw:a xlink:type="simple" xlink:href="http://www.rdc.pl/rdc.m3u"><draw:frame draw:style-name="fr1" draw:name="Obraz396" text:anchor-type="as-char" svg:width="0.661cm" svg:height="0.661cm" draw:z-index="16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ockradio.pl/" text:style-name="Internet_20_link" text:visited-style-name="Visited_20_Internet_20_Link">Rock Radio 103,7 FM</text:a></text:p>
          </table:table-cell>
          <table:table-cell table:style-name="Tabela1.B2">
            <text:p text:style-name="P2"><draw:a xlink:type="simple" xlink:href="http://stream.radioagora.pl/tuba9006-1.mp3.m3u"><draw:frame draw:style-name="fr1" draw:name="Obraz398" text:anchor-type="as-char" svg:width="0.661cm" svg:height="0.661cm" draw:z-index="16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tok.fm/" text:style-name="Internet_20_link" text:visited-style-name="Visited_20_Internet_20_Link">TOK FM</text:a></text:p>
          </table:table-cell>
          <table:table-cell table:style-name="Tabela1.B2">
            <text:p text:style-name="P2"><draw:a xlink:type="simple" xlink:href="http://stream.radioagora.pl/tuba10-1.mp3.m3u"><draw:frame draw:style-name="fr1" draw:name="Obraz400" text:anchor-type="as-char" svg:width="0.661cm" svg:height="0.661cm" draw:z-index="16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warszawa.com.pl/" text:style-name="Internet_20_link" text:visited-style-name="Visited_20_Internet_20_Link">Radio Warszawa</text:a></text:p>
          </table:table-cell>
          <table:table-cell table:style-name="Tabela1.B2">
            <text:p text:style-name="P2"><draw:a xlink:type="simple" xlink:href="http://streaming01.technologicznie.net:8765/radio_warszawa.mp3.m3u"><draw:frame draw:style-name="fr1" draw:name="Obraz403" text:anchor-type="as-char" svg:width="0.661cm" svg:height="0.661cm" draw:z-index="16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wnet.pl/" text:style-name="Internet_20_link" text:visited-style-name="Visited_20_Internet_20_Link">Wnet</text:a></text:p>
          </table:table-cell>
          <table:table-cell table:style-name="Tabela1.B2">
            <text:p text:style-name="P2"><draw:a xlink:type="simple" xlink:href="http://audio.radiownet.pl:8000/stream.m3u"><draw:frame draw:style-name="fr1" draw:name="Obraz406" text:anchor-type="as-char" svg:width="0.661cm" svg:height="0.661cm" draw:z-index="16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radiozet.pl/" text:style-name="Internet_20_link" text:visited-style-name="Visited_20_Internet_20_Link">Zet</text:a></text:p>
          </table:table-cell>
          <table:table-cell table:style-name="Tabela1.C168" office:value-type="string">
            <text:p text:style-name="P2"><draw:a xlink:type="simple" xlink:href="http://www.radiostacje.com/shortcuts/zet.m3u"><draw:frame draw:style-name="fr1" draw:name="Obraz409" text:anchor-type="as-char" svg:width="0.661cm" svg:height="0.661cm" draw:z-index="16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arszawa / K<text:span text:style-name="T1">raków</text:span></text:p>
          </table:table-cell>
          <table:table-cell table:style-name="Tabela1.B2" office:value-type="float" office:value="0">
            <text:p text:style-name="P1"><text:a xlink:type="simple" xlink:href="http://www.chillizet.pl/" text:style-name="Internet_20_link" text:visited-style-name="Visited_20_Internet_20_Link">Zet Chilli </text:a></text:p>
          </table:table-cell>
          <table:table-cell table:style-name="Tabela1.B2">
            <text:p text:style-name="P2"><draw:a xlink:type="simple" xlink:href="http://www.radiostacje.com/shortcuts/chillizetmp3.pls"><draw:frame draw:style-name="fr1" draw:name="Obraz411" text:anchor-type="as-char" svg:width="0.661cm" svg:height="0.661cm" draw:z-index="16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arszawa</text:p>
          </table:table-cell>
          <table:table-cell table:style-name="Tabela1.B2" office:value-type="float" office:value="0">
            <text:p text:style-name="P1"><text:a xlink:type="simple" xlink:href="http://www.zloteprzeboje.pl/" text:style-name="Internet_20_link" text:visited-style-name="Visited_20_Internet_20_Link">Złote Przeboje 100,1 FM</text:a></text:p>
          </table:table-cell>
          <table:table-cell table:style-name="Tabela1.B2">
            <text:p text:style-name="P2"><draw:a xlink:type="simple" xlink:href="http://stream.radioagora.pl/tuba8936-1.mp3.m3u"><draw:frame draw:style-name="fr1" draw:name="Obraz413" text:anchor-type="as-char" svg:width="0.661cm" svg:height="0.661cm" draw:z-index="16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ągrowiec</text:p>
          </table:table-cell>
          <table:table-cell table:style-name="Tabela1.B2" office:value-type="float" office:value="0">
            <text:p text:style-name="P1"><text:a xlink:type="simple" xlink:href="http://www.waszeradiofm.pl/" text:style-name="Internet_20_link" text:visited-style-name="Visited_20_Internet_20_Link">Wasze Radio FM</text:a></text:p>
          </table:table-cell>
          <table:table-cell table:style-name="Tabela1.B2">
            <text:p text:style-name="P2"><draw:a xlink:type="simple" xlink:href="http://178.33.67.118:8000/listen.pls"><draw:frame draw:style-name="fr1" draw:name="Obraz415" text:anchor-type="as-char" svg:width="0.661cm" svg:height="0.661cm" draw:z-index="16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ejherowo</text:p>
          </table:table-cell>
          <table:table-cell table:style-name="Tabela1.B2" office:value-type="float" office:value="0">
            <text:p text:style-name="P1"><text:a xlink:type="simple" xlink:href="http://www.nordafm.pl/" text:style-name="Internet_20_link" text:visited-style-name="Visited_20_Internet_20_Link">Norda FM</text:a></text:p>
          </table:table-cell>
          <table:table-cell table:style-name="Tabela1.B2">
            <text:p text:style-name="P2"><draw:a xlink:type="simple" xlink:href="http://www.radiostacje.com/shortcuts/norda.m3u"><draw:frame draw:style-name="fr1" draw:name="Obraz417" text:anchor-type="as-char" svg:width="0.661cm" svg:height="0.661cm" draw:z-index="17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ieluń</text:p>
          </table:table-cell>
          <table:table-cell table:style-name="Tabela1.B2" office:value-type="float" office:value="0">
            <text:p text:style-name="P1"><text:a xlink:type="simple" xlink:href="http://www.radiozw.com.pl/" text:style-name="Internet_20_link" text:visited-style-name="Visited_20_Internet_20_Link">ZW</text:a></text:p>
          </table:table-cell>
          <table:table-cell table:style-name="Tabela1.B2">
            <text:p text:style-name="P2"><draw:a xlink:type="simple" xlink:href="http://www.radiostacje.com/shortcuts/radiozw.m3u"><draw:frame draw:style-name="fr1" draw:name="Obraz419" text:anchor-type="as-char" svg:width="0.661cm" svg:height="0.661cm" draw:z-index="17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Włocławek</text:p>
          </table:table-cell>
          <table:table-cell table:style-name="Tabela1.B2" office:value-type="float" office:value="0">
            <text:p text:style-name="P1"><text:a xlink:type="simple" xlink:href="http://radiohit.net.pl/" text:style-name="Internet_20_link" text:visited-style-name="Visited_20_Internet_20_Link">Hit</text:a></text:p>
          </table:table-cell>
          <table:table-cell table:style-name="Tabela1.B2">
            <text:p text:style-name="P2"><draw:a xlink:type="simple" xlink:href="http://77.91.63.146:8088/listen.pls?sid=1"><draw:frame draw:style-name="fr1" draw:name="Obraz421" text:anchor-type="as-char" svg:width="0.661cm" svg:height="0.661cm" draw:z-index="17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Włocławek</text:p>
          </table:table-cell>
          <table:table-cell table:style-name="Tabela1.B2" office:value-type="float" office:value="0">
            <text:p text:style-name="P1"><text:a xlink:type="simple" xlink:href="http://www.kujawy.info/" text:style-name="Internet_20_link" text:visited-style-name="Visited_20_Internet_20_Link">Radio Kujawy</text:a></text:p>
          </table:table-cell>
          <table:table-cell table:style-name="Tabela1.B2">
            <text:p text:style-name="P2"><draw:a xlink:type="simple" xlink:href="http://radio.kujawy.info:9940/listen.pls"><draw:frame draw:style-name="fr1" draw:name="Obraz423" text:anchor-type="as-char" svg:width="0.661cm" svg:height="0.661cm" draw:z-index="17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Wołomin</text:p>
          </table:table-cell>
          <table:table-cell table:style-name="Tabela1.B2" office:value-type="float" office:value="0">
            <text:p text:style-name="P1"><text:a xlink:type="simple" xlink:href="http://www.radiofama.com.pl/" text:style-name="Internet_20_link" text:visited-style-name="Visited_20_Internet_20_Link">Fama Wołomin</text:a></text:p>
          </table:table-cell>
          <table:table-cell table:style-name="Tabela1.B2">
            <text:p text:style-name="P2"><draw:a xlink:type="simple" xlink:href="http://stream3.nadaje.com:8096/listen.pls"><draw:frame draw:style-name="fr1" draw:name="Obraz425" text:anchor-type="as-char" svg:width="0.661cm" svg:height="0.661cm" draw:z-index="17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Wrocław</text:p>
          </table:table-cell>
          <table:table-cell table:style-name="Tabela1.B2" office:value-type="float" office:value="0">
            <text:p text:style-name="P1"><text:a xlink:type="simple" xlink:href="http://radioluz.pwr.wroc.pl/" text:style-name="Internet_20_link" text:visited-style-name="Visited_20_Internet_20_Link">Akademickie Radio Luz</text:a></text:p>
          </table:table-cell>
          <table:table-cell table:style-name="Tabela1.B2">
            <text:p text:style-name="P2"><draw:a xlink:type="simple" xlink:href="http://radioluz.pwr.edu.pl:8000/luz_hifi.m3u"><draw:frame draw:style-name="fr1" draw:name="Obraz428" text:anchor-type="as-char" svg:width="0.661cm" svg:height="0.661cm" draw:z-index="17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rocław</text:p>
          </table:table-cell>
          <table:table-cell table:style-name="Tabela1.B2" office:value-type="float" office:value="0">
            <text:p text:style-name="P1"><text:a xlink:type="simple" xlink:href="http://www.radioram.pl/" text:style-name="Internet_20_link" text:visited-style-name="Visited_20_Internet_20_Link">R.A.M.</text:a></text:p>
          </table:table-cell>
          <table:table-cell table:style-name="Tabela1.B2">
            <text:p text:style-name="P2"><draw:a xlink:type="simple" xlink:href="http://stream4.nadaje.com:9220/ram.m3u"><draw:frame draw:style-name="fr1" draw:name="Obraz430" text:anchor-type="as-char" svg:width="0.661cm" svg:height="0.661cm" draw:z-index="17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Wrocław</text:p>
          </table:table-cell>
          <table:table-cell table:style-name="Tabela1.B179" office:value-type="string">
            <text:p text:style-name="P1"><text:a xlink:type="simple" xlink:href="http://www.radiorodzina.pl/" text:style-name="Internet_20_link" text:visited-style-name="Visited_20_Internet_20_Link">Rodzina</text:a></text:p>
          </table:table-cell>
          <table:table-cell table:style-name="Tabela1.B2" office:value-type="float" office:value="0">
            <text:p text:style-name="P2"><draw:a xlink:type="simple" xlink:href="http://www.radiorodzina.pl/static/rr92fm-hifi.pls"><draw:frame draw:style-name="fr1" draw:name="Obraz432" text:anchor-type="as-char" svg:width="0.661cm" svg:height="0.661cm" draw:z-index="177"><draw:image xlink:href="Pictures/1000000000000019000000197459259F5E3387B7.jpg" xlink:type="simple" xlink:show="embed" xlink:actuate="onLoad" draw:mime-type="image/jpeg"/></draw:frame></draw:a><text:s/></text:p>
          </table:table-cell>
        </table:table-row>
        <table:table-row table:style-name="Tabela1.3">
          <table:table-cell table:style-name="Tabela1.A2" office:value-type="string">
            <text:p text:style-name="P1">Wrocław</text:p>
          </table:table-cell>
          <table:table-cell table:style-name="Tabela1.B2" office:value-type="float" office:value="0">
            <text:p text:style-name="P1"><text:a xlink:type="simple" xlink:href="http://www.prw.pl/" text:style-name="Internet_20_link" text:visited-style-name="Visited_20_Internet_20_Link">Polskie Radio Wrocław</text:a></text:p>
          </table:table-cell>
          <table:table-cell table:style-name="Tabela1.B2">
            <text:p text:style-name="P2"><draw:a xlink:type="simple" xlink:href="http://www.prw.pl/files/playlists/RW_mp3_128.pls"><draw:frame draw:style-name="fr1" draw:name="Obraz435" text:anchor-type="as-char" svg:width="0.661cm" svg:height="0.661cm" draw:z-index="17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64">
          <table:table-cell table:style-name="Tabela1.A2" office:value-type="string">
            <text:p text:style-name="P1">Wrocław</text:p>
          </table:table-cell>
          <table:table-cell table:style-name="Tabela1.B181" office:value-type="string">
            <text:p text:style-name="P1"><text:a xlink:type="simple" xlink:href="http://www.radiokultura.prw.pl/" text:style-name="Internet_20_link" text:visited-style-name="Visited_20_Internet_20_Link">Radio Wrocław Kultura</text:a></text:p>
          </table:table-cell>
          <table:table-cell table:style-name="Tabela1.B2">
            <text:p text:style-name="P2"><draw:a xlink:type="simple" xlink:href="http://www.prw.pl/files/playlists/RWK_mp3_96.pls"><draw:frame draw:style-name="fr1" draw:name="Obraz437" text:anchor-type="as-char" svg:width="0.661cm" svg:height="0.661cm" draw:z-index="17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rocław</text:p>
          </table:table-cell>
          <table:table-cell table:style-name="Tabela1.B2" office:value-type="float" office:value="0">
            <text:p text:style-name="P1"><text:a xlink:type="simple" xlink:href="http://www.radiopogoda.pl/" text:style-name="Internet_20_link" text:visited-style-name="Visited_20_Internet_20_Link">Radio Pogoda 106,1 FM</text:a></text:p>
          </table:table-cell>
          <table:table-cell table:style-name="Tabela1.B2">
            <text:p text:style-name="P2"><draw:a xlink:type="simple" xlink:href="http://stream10.radioagora.pl/tuba142-1.mp3.m3u"><draw:frame draw:style-name="fr1" draw:name="Obraz439" text:anchor-type="as-char" svg:width="0.661cm" svg:height="0.661cm" draw:z-index="18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Wrocław</text:p>
          </table:table-cell>
          <table:table-cell table:style-name="Tabela1.B2" office:value-type="float" office:value="0">
            <text:p text:style-name="P1"><text:a xlink:type="simple" xlink:href="http://radiogra.pl/" text:style-name="Internet_20_link" text:visited-style-name="Visited_20_Internet_20_Link">Gra Wrocław</text:a></text:p>
          </table:table-cell>
          <table:table-cell table:style-name="Tabela1.B2">
            <text:p text:style-name="P2"><draw:a xlink:type="simple" xlink:href="http://www.rmfon.pl/n/radiograwroclaw.pls"><draw:frame draw:style-name="fr1" draw:name="Obraz441" text:anchor-type="as-char" svg:width="0.661cm" svg:height="0.661cm" draw:z-index="181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Września</text:p>
          </table:table-cell>
          <table:table-cell table:style-name="Tabela1.B2" office:value-type="float" office:value="0">
            <text:p text:style-name="P1"><text:a xlink:type="simple" xlink:href="http://www.radio-wrzesnia.pl/" text:style-name="Internet_20_link" text:visited-style-name="Visited_20_Internet_20_Link">Września 93,7 FM</text:a></text:p>
          </table:table-cell>
          <table:table-cell table:style-name="Tabela1.B2">
            <text:p text:style-name="P2"><draw:a xlink:type="simple" xlink:href="http://s1.slotex.pl:7446/listen.pls"><draw:frame draw:style-name="fr1" draw:name="Obraz443" text:anchor-type="as-char" svg:width="0.661cm" svg:height="0.661cm" draw:z-index="182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2">
          <table:table-cell table:style-name="Tabela1.A2" office:value-type="string">
            <text:p text:style-name="P1">Zabrze</text:p>
          </table:table-cell>
          <table:table-cell table:style-name="Tabela1.B2" office:value-type="float" office:value="0">
            <text:p text:style-name="P1"><text:a xlink:type="simple" xlink:href="http://silesia.fm/" text:style-name="Internet_20_link" text:visited-style-name="Visited_20_Internet_20_Link">Silesia FM</text:a></text:p>
          </table:table-cell>
          <table:table-cell table:style-name="Tabela1.B2">
            <text:p text:style-name="P2"><draw:a xlink:type="simple" xlink:href="http://silesia.fm/radiosilesia.m3u"><draw:frame draw:style-name="fr1" draw:name="Obraz445" text:anchor-type="as-char" svg:width="0.661cm" svg:height="0.661cm" draw:z-index="183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Zakopane</text:p>
          </table:table-cell>
          <table:table-cell table:style-name="Tabela1.B2" office:value-type="float" office:value="0">
            <text:p text:style-name="P1"><text:a xlink:type="simple" xlink:href="https://www.radioalex.pl/" text:style-name="Internet_20_link" text:visited-style-name="Visited_20_Internet_20_Link">Alex</text:a></text:p>
          </table:table-cell>
          <table:table-cell table:style-name="Tabela1.B2">
            <text:p text:style-name="P2"><draw:a xlink:type="simple" xlink:href="https://proxima.shoutca.st/tunein/frradioq.pls"><draw:frame draw:style-name="fr1" draw:name="Obraz447" text:anchor-type="as-char" svg:width="0.661cm" svg:height="0.661cm" draw:z-index="184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Zamość</text:p>
          </table:table-cell>
          <table:table-cell table:style-name="Tabela1.B2" office:value-type="float" office:value="0">
            <text:p text:style-name="P1"><text:a xlink:type="simple" xlink:href="http://www.radiozamosc.pl/" text:style-name="Internet_20_link" text:visited-style-name="Visited_20_Internet_20_Link">Katolickie Radio Zamość</text:a></text:p>
          </table:table-cell>
          <table:table-cell table:style-name="Tabela1.B2">
            <text:p text:style-name="P2"><draw:a xlink:type="simple" xlink:href="http://www.radiostacje.com/shortcuts/krzamosc.pls"><draw:frame draw:style-name="fr1" draw:name="Obraz451" text:anchor-type="as-char" svg:width="0.661cm" svg:height="0.661cm" draw:z-index="185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Zielona Góra</text:p>
          </table:table-cell>
          <table:table-cell table:style-name="Tabela1.B2" office:value-type="float" office:value="0">
            <text:p text:style-name="P1"><text:a xlink:type="simple" xlink:href="https://www.wzielonej.pl/radio-index/" text:style-name="Internet_20_link" text:visited-style-name="Visited_20_Internet_20_Link">Akademickie Radio Index</text:a></text:p>
          </table:table-cell>
          <table:table-cell table:style-name="Tabela1.B2">
            <text:p text:style-name="P2"><draw:a xlink:type="simple" xlink:href="http://212.109.136.69:8000/listen.pls"><draw:frame draw:style-name="fr1" draw:name="Obraz453" text:anchor-type="as-char" svg:width="0.661cm" svg:height="0.661cm" draw:z-index="186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3">
          <table:table-cell table:style-name="Tabela1.A2" office:value-type="string">
            <text:p text:style-name="P1">Zielona Góra</text:p>
          </table:table-cell>
          <table:table-cell table:style-name="Tabela1.B2" office:value-type="float" office:value="0">
            <text:p text:style-name="P1"><text:a xlink:type="simple" xlink:href="http://zielonagora.radioplus.pl/" text:style-name="Internet_20_link" text:visited-style-name="Visited_20_Internet_20_Link">Plus Zielona Góra</text:a></text:p>
          </table:table-cell>
          <table:table-cell table:style-name="Tabela1.B2">
            <text:p text:style-name="P2"><draw:a xlink:type="simple" xlink:href="http://plu02.cdn.eurozet.pl:8320/plu-zgr.mp3.m3u"><draw:frame draw:style-name="fr1" draw:name="Obraz456" text:anchor-type="as-char" svg:width="0.661cm" svg:height="0.661cm" draw:z-index="187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0">
          <table:table-cell table:style-name="Tabela1.A2" office:value-type="string">
            <text:p text:style-name="P1">Zielona Góra</text:p>
          </table:table-cell>
          <table:table-cell table:style-name="Tabela1.B2" office:value-type="float" office:value="0">
            <text:p text:style-name="P1"><text:a xlink:type="simple" xlink:href="http://www.zachod.pl/" text:style-name="Internet_20_link" text:visited-style-name="Visited_20_Internet_20_Link">Zachód</text:a></text:p>
          </table:table-cell>
          <table:table-cell table:style-name="Tabela1.B2">
            <text:p text:style-name="P2"><draw:a xlink:type="simple" xlink:href="http://stream03.zachod.pl:10103/listen.pls"><draw:frame draw:style-name="fr1" draw:name="Obraz458" text:anchor-type="as-char" svg:width="0.661cm" svg:height="0.661cm" draw:z-index="188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Zielona Góra</text:p>
          </table:table-cell>
          <table:table-cell table:style-name="Tabela1.B2" office:value-type="float" office:value="0">
            <text:p text:style-name="P1"><text:a xlink:type="simple" xlink:href="http://rzg.pl/" text:style-name="Internet_20_link" text:visited-style-name="Visited_20_Internet_20_Link">Polskie Radio Zielona Góra</text:a></text:p>
          </table:table-cell>
          <table:table-cell table:style-name="Tabela1.B2">
            <text:p text:style-name="P2"><draw:a xlink:type="simple" xlink:href="http://stream01.rzg.pl:10107/listen.pls"><draw:frame draw:style-name="fr1" draw:name="Obraz460" text:anchor-type="as-char" svg:width="0.661cm" svg:height="0.661cm" draw:z-index="189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2" office:value-type="string">
            <text:p text:style-name="P1">Żnin</text:p>
          </table:table-cell>
          <table:table-cell table:style-name="Tabela1.B2" office:value-type="float" office:value="0">
            <text:p text:style-name="P1"><text:a xlink:type="simple" xlink:href="http://radioznin.fm/" text:style-name="Internet_20_link" text:visited-style-name="Visited_20_Internet_20_Link">Żnin FM</text:a></text:p>
          </table:table-cell>
          <table:table-cell table:style-name="Tabela1.B2">
            <text:p text:style-name="P2"><draw:a xlink:type="simple" xlink:href="http://stream4.nadaje.com:8052/listen.pls"><draw:frame draw:style-name="fr1" draw:name="Obraz463" text:anchor-type="as-char" svg:width="0.661cm" svg:height="0.661cm" draw:z-index="190"><draw:image xlink:href="Pictures/1000000000000019000000197459259F5E3387B7.jpg" xlink:type="simple" xlink:show="embed" xlink:actuate="onLoad" draw:mime-type="image/jpeg"/></draw:frame></draw:a></text:p>
          </table:table-cell>
        </table:table-row>
        <table:table-row table:style-name="Tabela1.11">
          <table:table-cell table:style-name="Tabela1.A193" office:value-type="string">
            <text:p text:style-name="P1">Ż<text:span text:style-name="T1">yrardów</text:span></text:p>
          </table:table-cell>
          <table:table-cell table:style-name="Tabela1.B193" office:value-type="float" office:value="0">
            <text:p text:style-name="P1"><text:a xlink:type="simple" xlink:href="http://www.radiofama.com.pl/" text:style-name="Internet_20_link" text:visited-style-name="Visited_20_Internet_20_Link">Fama Żyrardów</text:a></text:p>
          </table:table-cell>
          <table:table-cell table:style-name="Tabela1.B193">
            <text:p text:style-name="P2"><draw:a xlink:type="simple" xlink:href="http://stream4.nadaje.com:13770/listen.pls"><draw:frame draw:style-name="fr1" draw:name="Obraz465" text:anchor-type="as-char" svg:width="0.661cm" svg:height="0.661cm" draw:z-index="191"><draw:image xlink:href="Pictures/1000000000000019000000197459259F5E3387B7.jpg" xlink:type="simple" xlink:show="embed" xlink:actuate="onLoad" draw:mime-type="image/jpeg"/></draw:frame></draw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l" number:country="PL">
      <number:number number:min-integer-digits="1"/>
    </number:number-style>
    <number:text-style style:name="N20100" number:language="pl" number:country="PL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22:07:41.157006290</meta:creation-date>
    <dc:date>2020-11-16T22:38:19.669618452</dc:date>
    <meta:editing-duration>PT10M28S</meta:editing-duration>
    <meta:editing-cycles>3</meta:editing-cycles>
    <meta:generator>LibreOffice/7.0.2.2$Linux_X86_64 LibreOffice_project/00$Build-2</meta:generator>
    <meta:document-statistic meta:table-count="1" meta:image-count="192" meta:object-count="0" meta:page-count="1" meta:paragraph-count="579" meta:word-count="663" meta:character-count="4061" meta:non-whitespace-character-count="3781"/>
  </office:meta>
</office:document-meta>
</file>